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260000001FC75B10B215C265ED.png" manifest:media-type="image/png"/>
  <manifest:file-entry manifest:full-path="Pictures/10000001000000C70000001A88D1C9BC68D5D4CB.png" manifest:media-type="image/png"/>
  <manifest:file-entry manifest:full-path="Pictures/1000000100000113000001A2EE09F7873B91870D.png" manifest:media-type="image/png"/>
  <manifest:file-entry manifest:full-path="Pictures/100000010000025D0000017478EB999BADC7AF46.png" manifest:media-type="image/png"/>
  <manifest:file-entry manifest:full-path="Pictures/100000010000025D0000001AD20C459199F9B455.png" manifest:media-type="image/png"/>
  <manifest:file-entry manifest:full-path="Pictures/100000010000009F00000036132D01E310CBA38D.png" manifest:media-type="image/png"/>
  <manifest:file-entry manifest:full-path="Pictures/10000001000000A1000000A065318AF94E88CA1A.png" manifest:media-type="image/png"/>
  <manifest:file-entry manifest:full-path="Pictures/10000001000000A1000000B385BEBF20CAB25B94.png" manifest:media-type="image/png"/>
  <manifest:file-entry manifest:full-path="Pictures/10000000000001980000008C33BBD8D3CD873842.png" manifest:media-type="image/png"/>
  <manifest:file-entry manifest:full-path="Pictures/10000001000000BF00000055E2C2690043A7815B.png" manifest:media-type="image/png"/>
  <manifest:file-entry manifest:full-path="Pictures/10000001000000B3000000FA4FC94EFA0CFE07B3.png" manifest:media-type="image/png"/>
  <manifest:file-entry manifest:full-path="Pictures/100000000000023D000000BBBF9A6F995A9ABBCF.png" manifest:media-type="image/png"/>
  <manifest:file-entry manifest:full-path="Pictures/100000010000016E000000A4C58C44F35BC074FC.png" manifest:media-type="image/png"/>
  <manifest:file-entry manifest:full-path="Pictures/1000000100000102000000E5D773652795C9CB82.png" manifest:media-type="image/png"/>
  <manifest:file-entry manifest:full-path="Pictures/10000001000001000000007C7A9F28955717012B.png" manifest:media-type="image/png"/>
  <manifest:file-entry manifest:full-path="Pictures/100000010000014F00000015B46255A52AFF2371.png" manifest:media-type="image/png"/>
  <manifest:file-entry manifest:full-path="Pictures/10000001000000A0000000A28FCBB3CDCE244347.png" manifest:media-type="image/png"/>
  <manifest:file-entry manifest:full-path="Pictures/10000001000000B2000000838CB54CE32A6B783F.png" manifest:media-type="image/png"/>
  <manifest:file-entry manifest:full-path="Pictures/10000001000001B6000000A02D43A444A0DE0829.png" manifest:media-type="image/png"/>
  <manifest:file-entry manifest:full-path="Pictures/100000010000021C000000D16A32336C53D0E3E6.png" manifest:media-type="image/png"/>
  <manifest:file-entry manifest:full-path="Pictures/1000000100000226000001116C6C8E6DB903C319.png" manifest:media-type="image/png"/>
  <manifest:file-entry manifest:full-path="Pictures/10000000000002120000003C12061DB06DA5ACD7.png" manifest:media-type="image/png"/>
  <manifest:file-entry manifest:full-path="Pictures/100000010000021E0000005B975758CBDFC0D353.png" manifest:media-type="image/png"/>
  <manifest:file-entry manifest:full-path="Pictures/10000001000000D00000004E0F59A7D5CB4D8A03.png" manifest:media-type="image/png"/>
  <manifest:file-entry manifest:full-path="Pictures/100000010000009E000000997023718745C467B8.png" manifest:media-type="image/png"/>
  <manifest:file-entry manifest:full-path="Pictures/10000001000000D2000000C0CC0925A1D99DC802.png" manifest:media-type="image/png"/>
  <manifest:file-entry manifest:full-path="Pictures/10000000000000E40000001AF0F1A363B9319ADD.png" manifest:media-type="image/png"/>
  <manifest:file-entry manifest:full-path="Pictures/1000000100000177000000C96C1266EDCA94A72F.png" manifest:media-type="image/png"/>
  <manifest:file-entry manifest:full-path="Pictures/10000001000000FE00000111A0A7664AD34A7054.png" manifest:media-type="image/png"/>
  <manifest:file-entry manifest:full-path="Pictures/100000000000009E0000003A0C14FEBBC1F7BCBD.png" manifest:media-type="image/png"/>
  <manifest:file-entry manifest:full-path="Pictures/10000001000000B9000000BEF8E5C981C2C9E5BD.png" manifest:media-type="image/png"/>
  <manifest:file-entry manifest:full-path="Pictures/10000001000000480000001A75C3175EB8884644.png" manifest:media-type="image/png"/>
  <manifest:file-entry manifest:full-path="Pictures/100000010000005A0000001A1B04B4C390AD0BD3.png" manifest:media-type="image/png"/>
  <manifest:file-entry manifest:full-path="Pictures/100000010000025D00000106516A0EBDC3B0F8DB.png" manifest:media-type="image/png"/>
  <manifest:file-entry manifest:full-path="Pictures/100000010000009D00000097376D4DF967F4D69D.png" manifest:media-type="image/png"/>
  <manifest:file-entry manifest:full-path="Pictures/10000001000001ED0000001B602487AE53F5D1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2c7dc"/>
    </style:style>
    <style:style style:name="P4" style:family="paragraph" style:parent-style-name="Text_20_body">
      <style:text-properties officeooo:paragraph-rsid="0022c7dc"/>
    </style:style>
    <style:style style:name="P5" style:family="paragraph" style:parent-style-name="Standard">
      <style:text-properties officeooo:rsid="00234fc2" officeooo:paragraph-rsid="00234fc2"/>
    </style:style>
    <style:style style:name="P6" style:family="paragraph" style:parent-style-name="Text_20_body">
      <style:text-properties officeooo:rsid="00234fc2" officeooo:paragraph-rsid="00234fc2"/>
    </style:style>
    <style:style style:name="P7" style:family="paragraph" style:parent-style-name="Text_20_body">
      <style:text-properties officeooo:rsid="00234fc2" officeooo:paragraph-rsid="0022c7dc"/>
    </style:style>
    <style:style style:name="P8" style:family="paragraph" style:parent-style-name="Standard">
      <style:text-properties officeooo:paragraph-rsid="0023ab6c"/>
    </style:style>
    <style:style style:name="P9" style:family="paragraph" style:parent-style-name="Standard">
      <style:text-properties officeooo:rsid="0023ab6c" officeooo:paragraph-rsid="0023ab6c"/>
    </style:style>
    <style:style style:name="P10" style:family="paragraph" style:parent-style-name="Text_20_body">
      <style:text-properties officeooo:rsid="0023ab6c" officeooo:paragraph-rsid="0023ab6c"/>
    </style:style>
    <style:style style:name="P11" style:family="paragraph" style:parent-style-name="Standard">
      <style:text-properties officeooo:rsid="0023ab6c" officeooo:paragraph-rsid="00268898"/>
    </style:style>
    <style:style style:name="P12" style:family="paragraph" style:parent-style-name="Standard">
      <style:text-properties officeooo:rsid="0023ab6c" officeooo:paragraph-rsid="0038fea6"/>
    </style:style>
    <style:style style:name="P13" style:family="paragraph" style:parent-style-name="Text_20_body">
      <style:text-properties officeooo:rsid="0023ab6c" officeooo:paragraph-rsid="0038fea6"/>
    </style:style>
    <style:style style:name="P14" style:family="paragraph" style:parent-style-name="Text_20_body">
      <style:text-properties officeooo:rsid="0023ab6c"/>
    </style:style>
    <style:style style:name="P15" style:family="paragraph" style:parent-style-name="Text_20_body">
      <style:text-properties officeooo:rsid="0023ab6c" officeooo:paragraph-rsid="0037f7ff"/>
    </style:style>
    <style:style style:name="P16" style:family="paragraph" style:parent-style-name="Text_20_body">
      <style:text-properties officeooo:rsid="0023ab6c" officeooo:paragraph-rsid="00479198"/>
    </style:style>
    <style:style style:name="P17" style:family="paragraph" style:parent-style-name="Text_20_body">
      <style:text-properties officeooo:rsid="0023ab6c" officeooo:paragraph-rsid="00495d34"/>
    </style:style>
    <style:style style:name="P18" style:family="paragraph" style:parent-style-name="Horizontal_20_Line">
      <style:text-properties officeooo:rsid="0023ab6c" officeooo:paragraph-rsid="004e51ff"/>
    </style:style>
    <style:style style:name="P19" style:family="paragraph" style:parent-style-name="Standard">
      <style:text-properties officeooo:rsid="00268898" officeooo:paragraph-rsid="00268898"/>
    </style:style>
    <style:style style:name="P20" style:family="paragraph" style:parent-style-name="Text_20_body">
      <style:text-properties officeooo:rsid="00268898" officeooo:paragraph-rsid="00268898"/>
    </style:style>
    <style:style style:name="P21" style:family="paragraph" style:parent-style-name="Text_20_body">
      <style:text-properties officeooo:rsid="00268898" officeooo:paragraph-rsid="0038fea6"/>
    </style:style>
    <style:style style:name="P22" style:family="paragraph" style:parent-style-name="Horizontal_20_Line">
      <style:text-properties officeooo:rsid="00268898"/>
    </style:style>
    <style:style style:name="P23" style:family="paragraph" style:parent-style-name="Standard">
      <style:text-properties officeooo:rsid="0027e40e" officeooo:paragraph-rsid="0027e40e"/>
    </style:style>
    <style:style style:name="P24" style:family="paragraph" style:parent-style-name="Text_20_body">
      <style:text-properties officeooo:rsid="0027e40e" officeooo:paragraph-rsid="0027e40e"/>
    </style:style>
    <style:style style:name="P25" style:family="paragraph" style:parent-style-name="Text_20_body">
      <style:text-properties officeooo:rsid="0027e40e" officeooo:paragraph-rsid="0044fd69"/>
    </style:style>
    <style:style style:name="P26" style:family="paragraph" style:parent-style-name="Standard">
      <style:text-properties officeooo:paragraph-rsid="0038fea6"/>
    </style:style>
    <style:style style:name="P27" style:family="paragraph" style:parent-style-name="Standard">
      <style:text-properties officeooo:rsid="0038fea6" officeooo:paragraph-rsid="0038fea6"/>
    </style:style>
    <style:style style:name="P28" style:family="paragraph" style:parent-style-name="Text_20_body">
      <style:text-properties officeooo:rsid="0038fea6" officeooo:paragraph-rsid="0038fea6"/>
    </style:style>
    <style:style style:name="P29" style:family="paragraph" style:parent-style-name="Text_20_body">
      <style:text-properties officeooo:rsid="0038fea6" officeooo:paragraph-rsid="00479198"/>
    </style:style>
    <style:style style:name="P30" style:family="paragraph" style:parent-style-name="Standard">
      <style:text-properties officeooo:paragraph-rsid="003b50a7"/>
    </style:style>
    <style:style style:name="P31" style:family="paragraph" style:parent-style-name="Standard">
      <style:text-properties officeooo:paragraph-rsid="004fcdf6"/>
    </style:style>
    <style:style style:name="P32" style:family="paragraph" style:parent-style-name="Text_20_body">
      <style:paragraph-properties fo:margin-top="0cm" fo:margin-bottom="0cm" style:contextual-spacing="false"/>
      <style:text-properties officeooo:paragraph-rsid="004fcdf6"/>
    </style:style>
    <style:style style:name="P33" style:family="paragraph" style:parent-style-name="Text_20_body">
      <style:text-properties officeooo:paragraph-rsid="001861d6"/>
    </style:style>
    <style:style style:name="P34" style:family="paragraph" style:parent-style-name="Text_20_body">
      <style:paragraph-properties fo:margin-top="0cm" fo:margin-bottom="0cm" style:contextual-spacing="false"/>
      <style:text-properties officeooo:paragraph-rsid="001861d6"/>
    </style:style>
    <style:style style:name="P35" style:family="paragraph" style:parent-style-name="Text_20_body">
      <style:text-properties officeooo:rsid="001fb251" officeooo:paragraph-rsid="001fb251"/>
    </style:style>
    <style:style style:name="P36" style:family="paragraph" style:parent-style-name="Text_20_body">
      <style:text-properties officeooo:rsid="0022c7dc" officeooo:paragraph-rsid="0022c7dc"/>
    </style:style>
    <style:style style:name="P37" style:family="paragraph" style:parent-style-name="Text_20_body">
      <style:text-properties officeooo:rsid="0022c7dc" officeooo:paragraph-rsid="0025a519"/>
    </style:style>
    <style:style style:name="P38" style:family="paragraph" style:parent-style-name="Text_20_body">
      <style:text-properties officeooo:rsid="0022c7dc" officeooo:paragraph-rsid="0035c2d2"/>
    </style:style>
    <style:style style:name="P39" style:family="paragraph" style:parent-style-name="Text_20_body">
      <style:text-properties officeooo:rsid="024b9c8f" officeooo:paragraph-rsid="0037f7ff"/>
    </style:style>
    <style:style style:name="P40" style:family="paragraph" style:parent-style-name="Text_20_body">
      <style:text-properties officeooo:rsid="024b9c8f" officeooo:paragraph-rsid="0054569b"/>
    </style:style>
    <style:style style:name="P41" style:family="paragraph" style:parent-style-name="Text_20_body">
      <style:text-properties officeooo:rsid="0025a519" officeooo:paragraph-rsid="0025a519"/>
    </style:style>
    <style:style style:name="P42" style:family="paragraph" style:parent-style-name="Text_20_body">
      <style:text-properties officeooo:rsid="0025a519" officeooo:paragraph-rsid="003de61d"/>
    </style:style>
    <style:style style:name="P43" style:family="paragraph" style:parent-style-name="Text_20_body">
      <style:text-properties fo:font-style="normal" officeooo:rsid="0022c7dc" officeooo:paragraph-rsid="0022c7dc" style:font-style-asian="normal" style:font-style-complex="normal"/>
    </style:style>
    <style:style style:name="P44" style:family="paragraph" style:parent-style-name="Text_20_body">
      <style:text-properties officeooo:rsid="0035c2d2" officeooo:paragraph-rsid="0035c2d2"/>
    </style:style>
    <style:style style:name="P45" style:family="paragraph" style:parent-style-name="Text_20_body">
      <style:text-properties officeooo:rsid="003663a3" officeooo:paragraph-rsid="003663a3"/>
    </style:style>
    <style:style style:name="P46" style:family="paragraph" style:parent-style-name="Text_20_body">
      <style:text-properties officeooo:rsid="00464eb9" officeooo:paragraph-rsid="00464eb9"/>
    </style:style>
    <style:style style:name="P47" style:family="paragraph" style:parent-style-name="Text_20_body">
      <style:text-properties officeooo:rsid="00464eb9" officeooo:paragraph-rsid="00479198"/>
    </style:style>
    <style:style style:name="P48" style:family="paragraph" style:parent-style-name="Text_20_body">
      <style:text-properties officeooo:rsid="0048d1b2" officeooo:paragraph-rsid="0048d1b2"/>
    </style:style>
    <style:style style:name="P49" style:family="paragraph" style:parent-style-name="Text_20_body">
      <style:text-properties officeooo:rsid="00350c2e" officeooo:paragraph-rsid="004e51ff"/>
    </style:style>
    <style:style style:name="P50" style:family="paragraph" style:parent-style-name="Text_20_body">
      <style:text-properties officeooo:rsid="002e70c0" officeooo:paragraph-rsid="004e51ff"/>
    </style:style>
    <style:style style:name="P51" style:family="paragraph" style:parent-style-name="Text_20_body">
      <style:text-properties officeooo:paragraph-rsid="004e51ff"/>
    </style:style>
    <style:style style:name="P52" style:family="paragraph" style:parent-style-name="Horizontal_20_Line">
      <style:text-properties officeooo:paragraph-rsid="004e51ff"/>
    </style:style>
    <style:style style:name="P53" style:family="paragraph" style:parent-style-name="Heading_20_4">
      <style:text-properties officeooo:paragraph-rsid="004e51ff"/>
    </style:style>
    <style:style style:name="P54" style:family="paragraph" style:parent-style-name="Text_20_body">
      <style:text-properties officeooo:rsid="03558c00" officeooo:paragraph-rsid="004e51ff"/>
    </style:style>
    <style:style style:name="P55" style:family="paragraph" style:parent-style-name="Text_20_body">
      <style:text-properties officeooo:rsid="00295fd4" officeooo:paragraph-rsid="004e51ff"/>
    </style:style>
    <style:style style:name="P56" style:family="paragraph" style:parent-style-name="Text_20_body">
      <style:text-properties officeooo:rsid="03547769" officeooo:paragraph-rsid="004e51ff"/>
    </style:style>
    <style:style style:name="P57" style:family="paragraph" style:parent-style-name="Text_20_body">
      <style:text-properties officeooo:rsid="0041c07f" officeooo:paragraph-rsid="004f9132"/>
    </style:style>
    <style:style style:name="P58" style:family="paragraph" style:parent-style-name="Text_20_body">
      <style:text-properties officeooo:paragraph-rsid="004f9132"/>
    </style:style>
    <style:style style:name="P59" style:family="paragraph" style:parent-style-name="Text_20_body">
      <style:text-properties officeooo:rsid="00762736" officeooo:paragraph-rsid="004f9132"/>
    </style:style>
    <style:style style:name="P60"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Text_20_body">
      <style:text-properties officeooo:rsid="0025f20b" officeooo:paragraph-rsid="0054569b"/>
    </style:style>
    <style:style style:name="P68" style:family="paragraph" style:parent-style-name="Text_20_body">
      <style:text-properties officeooo:rsid="0054569b" officeooo:paragraph-rsid="0054569b"/>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Heading_20_1">
      <style:paragraph-properties fo:margin-top="0cm" fo:margin-bottom="0cm" style:contextual-spacing="false"/>
      <style:text-properties officeooo:paragraph-rsid="001861d6"/>
    </style:style>
    <style:style style:name="P74" style:family="paragraph" style:parent-style-name="Heading_20_1">
      <style:paragraph-properties fo:margin-top="0cm" fo:margin-bottom="0cm" style:contextual-spacing="false"/>
      <style:text-properties officeooo:rsid="0045844e" officeooo:paragraph-rsid="004f9132"/>
    </style:style>
    <style:style style:name="P75" style:family="paragraph" style:parent-style-name="Heading_20_1">
      <style:paragraph-properties fo:margin-top="0cm" fo:margin-bottom="0cm" style:contextual-spacing="false"/>
      <style:text-properties officeooo:rsid="0022c7dc" officeooo:paragraph-rsid="0022c7dc"/>
    </style:style>
    <style:style style:name="P76" style:family="paragraph" style:parent-style-name="Heading_20_1">
      <style:paragraph-properties fo:margin-top="0cm" fo:margin-bottom="0cm" style:contextual-spacing="false"/>
      <style:text-properties officeooo:rsid="0022c7dc" officeooo:paragraph-rsid="00234fc2"/>
    </style:style>
    <style:style style:name="P77" style:family="paragraph" style:parent-style-name="Heading_20_1">
      <style:paragraph-properties fo:margin-top="0cm" fo:margin-bottom="0cm" style:contextual-spacing="false"/>
      <style:text-properties officeooo:rsid="0022c7dc" officeooo:paragraph-rsid="0023ab6c"/>
    </style:style>
    <style:style style:name="P78" style:family="paragraph" style:parent-style-name="Heading_20_1">
      <style:paragraph-properties fo:margin-top="0cm" fo:margin-bottom="0cm" style:contextual-spacing="false"/>
      <style:text-properties officeooo:rsid="0022c7dc" officeooo:paragraph-rsid="0038fea6"/>
    </style:style>
    <style:style style:name="P79" style:family="paragraph" style:parent-style-name="Heading_20_1">
      <style:paragraph-properties fo:margin-top="0cm" fo:margin-bottom="0cm" style:contextual-spacing="false"/>
      <style:text-properties officeooo:rsid="00268898" officeooo:paragraph-rsid="00268898"/>
    </style:style>
    <style:style style:name="P80" style:family="paragraph" style:parent-style-name="Heading_20_1">
      <style:paragraph-properties fo:margin-top="0cm" fo:margin-bottom="0cm" style:contextual-spacing="false"/>
      <style:text-properties officeooo:rsid="0038fea6" officeooo:paragraph-rsid="0038fea6"/>
    </style:style>
    <style:style style:name="P81"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82" style:family="paragraph" style:parent-style-name="Heading_20_2">
      <style:text-properties officeooo:paragraph-rsid="0035c2d2"/>
    </style:style>
    <style:style style:name="P83" style:family="paragraph" style:parent-style-name="Heading_20_2">
      <style:text-properties officeooo:paragraph-rsid="0054569b"/>
    </style:style>
    <style:style style:name="P84" style:family="paragraph" style:parent-style-name="Heading_20_2">
      <style:text-properties officeooo:paragraph-rsid="0037f7ff"/>
    </style:style>
    <style:style style:name="P85" style:family="paragraph" style:parent-style-name="Heading_20_2">
      <style:text-properties officeooo:paragraph-rsid="0038fea6"/>
    </style:style>
    <style:style style:name="P86" style:family="paragraph" style:parent-style-name="Heading_20_2">
      <style:text-properties officeooo:rsid="0038fea6" officeooo:paragraph-rsid="0038fea6"/>
    </style:style>
    <style:style style:name="P87" style:family="paragraph" style:parent-style-name="Heading_20_2">
      <style:text-properties officeooo:paragraph-rsid="0025a519"/>
    </style:style>
    <style:style style:name="P88" style:family="paragraph" style:parent-style-name="Heading_20_2">
      <style:text-properties officeooo:paragraph-rsid="00479198"/>
    </style:style>
    <style:style style:name="P89" style:family="paragraph" style:parent-style-name="Heading_20_2">
      <style:text-properties officeooo:rsid="0056d6fe" officeooo:paragraph-rsid="0056d6fe"/>
    </style:style>
    <style:style style:name="P90" style:family="paragraph" style:parent-style-name="Heading_20_3">
      <style:text-properties officeooo:paragraph-rsid="0054569b"/>
    </style:style>
    <style:style style:name="P91" style:family="paragraph" style:parent-style-name="Heading_20_3">
      <style:text-properties officeooo:paragraph-rsid="004e51ff"/>
    </style:style>
    <style:style style:name="P92" style:family="paragraph" style:parent-style-name="Heading_20_3">
      <style:text-properties officeooo:rsid="002e70c0" officeooo:paragraph-rsid="004e51ff"/>
    </style:style>
    <style:style style:name="P93" style:family="paragraph" style:parent-style-name="Heading_20_3">
      <style:text-properties officeooo:paragraph-rsid="003de61d"/>
    </style:style>
    <style:style style:name="P94" style:family="paragraph" style:parent-style-name="Heading_20_3">
      <style:text-properties officeooo:paragraph-rsid="0027e40e"/>
    </style:style>
    <style:style style:name="P95" style:family="paragraph" style:parent-style-name="Heading_20_3">
      <style:text-properties officeooo:rsid="0027e40e" officeooo:paragraph-rsid="0027e40e"/>
    </style:style>
    <style:style style:name="P96" style:family="paragraph" style:parent-style-name="Text_20_body">
      <style:text-properties officeooo:rsid="0023ab6c" officeooo:paragraph-rsid="0037f7ff"/>
    </style:style>
    <style:style style:name="P97" style:family="paragraph" style:parent-style-name="Text_20_body">
      <style:text-properties officeooo:rsid="0023ab6c" officeooo:paragraph-rsid="0056d6fe"/>
    </style:style>
    <style:style style:name="P98" style:family="paragraph" style:parent-style-name="Text_20_body">
      <style:text-properties officeooo:rsid="0023ab6c"/>
    </style:style>
    <style:style style:name="T1" style:family="text">
      <style:text-properties officeooo:rsid="00555eff"/>
    </style:style>
    <style:style style:name="T2" style:family="text">
      <style:text-properties officeooo:rsid="004df35d"/>
    </style:style>
    <style:style style:name="T3" style:family="text">
      <style:text-properties officeooo:rsid="0022c7dc"/>
    </style:style>
    <style:style style:name="T4" style:family="text">
      <style:text-properties fo:font-style="normal" style:font-style-asian="normal" style:font-style-complex="normal"/>
    </style:style>
    <style:style style:name="T5" style:family="text">
      <style:text-properties fo:font-style="normal" officeooo:rsid="0022c7dc" style:font-style-asian="normal" style:font-style-complex="normal"/>
    </style:style>
    <style:style style:name="T6" style:family="text">
      <style:text-properties fo:font-style="normal" officeooo:rsid="0019e394" style:font-style-asian="normal" style:font-style-complex="normal"/>
    </style:style>
    <style:style style:name="T7" style:family="text">
      <style:text-properties fo:font-style="normal" officeooo:rsid="0021b33b" style:font-style-asian="normal" style:font-style-complex="normal"/>
    </style:style>
    <style:style style:name="T8" style:family="text">
      <style:text-properties fo:font-style="normal" officeooo:rsid="00351f82" style:font-style-asian="normal" style:font-style-complex="normal"/>
    </style:style>
    <style:style style:name="T9" style:family="text">
      <style:text-properties officeooo:rsid="00234fc2"/>
    </style:style>
    <style:style style:name="T10" style:family="text">
      <style:text-properties officeooo:rsid="0023ab6c"/>
    </style:style>
    <style:style style:name="T11" style:family="text">
      <style:text-properties officeooo:rsid="0027e40e"/>
    </style:style>
    <style:style style:name="T12" style:family="text">
      <style:text-properties officeooo:rsid="0035c2d2"/>
    </style:style>
    <style:style style:name="T13" style:family="text">
      <style:text-properties officeooo:rsid="0038fea6"/>
    </style:style>
    <style:style style:name="T14" style:family="text">
      <style:text-properties officeooo:rsid="003adb77"/>
    </style:style>
    <style:style style:name="T15" style:family="text">
      <style:text-properties officeooo:rsid="003b50a7"/>
    </style:style>
    <style:style style:name="T16" style:family="text">
      <style:text-properties officeooo:rsid="0044fd69"/>
    </style:style>
    <style:style style:name="T17" style:family="text">
      <style:text-properties officeooo:rsid="00495d34"/>
    </style:style>
    <style:style style:name="T18" style:family="text">
      <style:text-properties officeooo:rsid="004ab9e7"/>
    </style:style>
    <style:style style:name="T19" style:family="text">
      <style:text-properties officeooo:rsid="004e51ff"/>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1" style:family="text">
      <style:text-properties officeooo:rsid="002e70c0"/>
    </style:style>
    <style:style style:name="T22" style:family="text">
      <style:text-properties officeooo:rsid="00762736"/>
    </style:style>
    <style:style style:name="T23" style:family="text">
      <style:text-properties fo:font-weight="bold" officeooo:rsid="00762736" style:font-weight-asian="bold" style:font-weight-complex="bold"/>
    </style:style>
    <style:style style:name="T24" style:family="text">
      <style:text-properties officeooo:rsid="0056d6f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32"><draw:frame draw:style-name="fr9" draw:name="Bild18" text:anchor-type="char" svg:width="0.831cm" svg:height="0.831cm" draw:z-index="33"><draw:image xlink:href="Pictures/1000000100000080000000802F260AA07D3ACAE1.png" xlink:type="simple" xlink:show="embed" xlink:actuate="onLoad" draw:mime-type="image/png"/></draw:frame></text:p>
          </table:table-cell>
          <table:table-cell table:style-name="Tabelle13.B1" office:value-type="string">
            <text:p text:style-name="P6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48_279447375" text:style-name="Index_20_Link" text:visited-style-name="Index_20_Link">Text Editor<text:tab/>4</text:a></text:p>
          <text:p text:style-name="P63"><text:a xlink:type="simple" xlink:href="#__RefHeading___Toc1108_2621817499" text:style-name="Index_20_Link" text:visited-style-name="Index_20_Link">Slider snapping<text:tab/>4</text:a></text:p>
          <text:p text:style-name="P63"><text:a xlink:type="simple" xlink:href="#__RefHeading___Toc12099_1842909222" text:style-name="Index_20_Link" text:visited-style-name="Index_20_Link">Header - File Menu<text:tab/>5</text:a></text:p>
          <text:p text:style-name="P64"><text:a xlink:type="simple" xlink:href="#__RefHeading___Toc12101_1842909222" text:style-name="Index_20_Link" text:visited-style-name="Index_20_Link">New Text<text:tab/>5</text:a></text:p>
          <text:p text:style-name="P64"><text:a xlink:type="simple" xlink:href="#__RefHeading___Toc12103_1842909222" text:style-name="Index_20_Link" text:visited-style-name="Index_20_Link">Open Text<text:tab/>5</text:a></text:p>
          <text:p text:style-name="P64"><text:a xlink:type="simple" xlink:href="#__RefHeading___Toc1056_1818693667" text:style-name="Index_20_Link" text:visited-style-name="Index_20_Link">Reload<text:tab/>5</text:a></text:p>
          <text:p text:style-name="P64"><text:a xlink:type="simple" xlink:href="#__RefHeading___Toc12107_1842909222" text:style-name="Index_20_Link" text:visited-style-name="Index_20_Link">Save<text:tab/>5</text:a></text:p>
          <text:p text:style-name="P64"><text:a xlink:type="simple" xlink:href="#__RefHeading___Toc12109_1842909222" text:style-name="Index_20_Link" text:visited-style-name="Index_20_Link">Save As<text:tab/>5</text:a></text:p>
          <text:p text:style-name="P64"><text:a xlink:type="simple" xlink:href="#__RefHeading___Toc12111_1842909222" text:style-name="Index_20_Link" text:visited-style-name="Index_20_Link">Run Script<text:tab/>5</text:a></text:p>
          <text:p text:style-name="P64"><text:a xlink:type="simple" xlink:href="#__RefHeading___Toc12113_1842909222" text:style-name="Index_20_Link" text:visited-style-name="Index_20_Link">Templates<text:tab/>5</text:a></text:p>
          <text:p text:style-name="P64"><text:a xlink:type="simple" xlink:href="#__RefHeading___Toc1058_1818693667" text:style-name="Index_20_Link" text:visited-style-name="Index_20_Link">Redraw Timer<text:tab/>6</text:a></text:p>
          <text:p text:style-name="P64"><text:a xlink:type="simple" xlink:href="#__RefHeading___Toc1060_1818693667" text:style-name="Index_20_Link" text:visited-style-name="Index_20_Link">Debug Menu<text:tab/>6</text:a></text:p>
          <text:p text:style-name="P64"><text:a xlink:type="simple" xlink:href="#__RefHeading___Toc1062_1818693667" text:style-name="Index_20_Link" text:visited-style-name="Index_20_Link">Reload Scripts<text:tab/>6</text:a></text:p>
          <text:p text:style-name="P63"><text:a xlink:type="simple" xlink:href="#__RefHeading___Toc12115_1842909222" text:style-name="Index_20_Link" text:visited-style-name="Index_20_Link">Header - View Menu<text:tab/>6</text:a></text:p>
          <text:p text:style-name="P64"><text:a xlink:type="simple" xlink:href="#__RefHeading___Toc12117_1842909222" text:style-name="Index_20_Link" text:visited-style-name="Index_20_Link">Properties<text:tab/>6</text:a></text:p>
          <text:p text:style-name="P64"><text:a xlink:type="simple" xlink:href="#__RefHeading___Toc12119_1842909222" text:style-name="Index_20_Link" text:visited-style-name="Index_20_Link">Top of File<text:tab/>6</text:a></text:p>
          <text:p text:style-name="P64"><text:a xlink:type="simple" xlink:href="#__RefHeading___Toc12121_1842909222" text:style-name="Index_20_Link" text:visited-style-name="Index_20_Link">Bottom of File<text:tab/>6</text:a></text:p>
          <text:p text:style-name="P64"><text:a xlink:type="simple" xlink:href="#__RefHeading___Toc2934_3909595363" text:style-name="Index_20_Link" text:visited-style-name="Index_20_Link">Area<text:tab/>6</text:a></text:p>
          <text:p text:style-name="P65"><text:a xlink:type="simple" xlink:href="#__RefHeading___Toc559_3501098584" text:style-name="Index_20_Link" text:visited-style-name="Index_20_Link">Horizontal Split<text:tab/>6</text:a></text:p>
          <text:p text:style-name="P65"><text:a xlink:type="simple" xlink:href="#__RefHeading___Toc561_3501098584" text:style-name="Index_20_Link" text:visited-style-name="Index_20_Link">Vertical Split<text:tab/>6</text:a></text:p>
          <text:p text:style-name="P65"><text:a xlink:type="simple" xlink:href="#__RefHeading___Toc563_3501098584" text:style-name="Index_20_Link" text:visited-style-name="Index_20_Link">Duplicate Area into new Window<text:tab/>6</text:a></text:p>
          <text:p text:style-name="P65"><text:a xlink:type="simple" xlink:href="#__RefHeading___Toc565_3501098584" text:style-name="Index_20_Link" text:visited-style-name="Index_20_Link">Toggle Maximize Area<text:tab/>7</text:a></text:p>
          <text:p text:style-name="P65"><text:a xlink:type="simple" xlink:href="#__RefHeading___Toc567_3501098584" text:style-name="Index_20_Link" text:visited-style-name="Index_20_Link">Toggle Fullscreen Area<text:tab/>7</text:a></text:p>
          <text:p text:style-name="P65"><text:a xlink:type="simple" xlink:href="#__RefHeading___Toc2936_3909595363" text:style-name="Index_20_Link" text:visited-style-name="Index_20_Link">Close Area<text:tab/>7</text:a></text:p>
          <text:p text:style-name="P63"><text:a xlink:type="simple" xlink:href="#__RefHeading___Toc12127_1842909222" text:style-name="Index_20_Link" text:visited-style-name="Index_20_Link">Header - Edit Menu<text:tab/>7</text:a></text:p>
          <text:p text:style-name="P64"><text:a xlink:type="simple" xlink:href="#__RefHeading___Toc12133_1842909222" text:style-name="Index_20_Link" text:visited-style-name="Index_20_Link">Cut<text:tab/>7</text:a></text:p>
          <text:p text:style-name="P64"><text:a xlink:type="simple" xlink:href="#__RefHeading___Toc12135_1842909222" text:style-name="Index_20_Link" text:visited-style-name="Index_20_Link">Copy<text:tab/>7</text:a></text:p>
          <text:p text:style-name="P64"><text:a xlink:type="simple" xlink:href="#__RefHeading___Toc12137_1842909222" text:style-name="Index_20_Link" text:visited-style-name="Index_20_Link">Paste<text:tab/>7</text:a></text:p>
          <text:p text:style-name="P64"><text:a xlink:type="simple" xlink:href="#__RefHeading___Toc12139_1842909222" text:style-name="Index_20_Link" text:visited-style-name="Index_20_Link">Duplicate Line<text:tab/>7</text:a></text:p>
          <text:p text:style-name="P64"><text:a xlink:type="simple" xlink:href="#__RefHeading___Toc12141_1842909222" text:style-name="Index_20_Link" text:visited-style-name="Index_20_Link">Move Line up<text:tab/>7</text:a></text:p>
          <text:p text:style-name="P64"><text:a xlink:type="simple" xlink:href="#__RefHeading___Toc12143_1842909222" text:style-name="Index_20_Link" text:visited-style-name="Index_20_Link">Move Line down<text:tab/>7</text:a></text:p>
          <text:p text:style-name="P64"><text:a xlink:type="simple" xlink:href="#__RefHeading___Toc1066_1818693667" text:style-name="Index_20_Link" text:visited-style-name="Index_20_Link">Select Text<text:tab/>8</text:a></text:p>
          <text:p text:style-name="P64"><text:a xlink:type="simple" xlink:href="#__RefHeading___Toc1066_18186936671" text:style-name="Index_20_Link" text:visited-style-name="Index_20_Link">Move Cursor<text:tab/>8</text:a></text:p>
          <text:p text:style-name="P64"><text:a xlink:type="simple" xlink:href="#__RefHeading___Toc1069_1818693667" text:style-name="Index_20_Link" text:visited-style-name="Index_20_Link">Delete<text:tab/>8</text:a></text:p>
          <text:p text:style-name="P64"><text:a xlink:type="simple" xlink:href="#__RefHeading___Toc12145_1842909222" text:style-name="Index_20_Link" text:visited-style-name="Index_20_Link">Select all<text:tab/>8</text:a></text:p>
          <text:p text:style-name="P64"><text:a xlink:type="simple" xlink:href="#__RefHeading___Toc12147_1842909222" text:style-name="Index_20_Link" text:visited-style-name="Index_20_Link">Select Line<text:tab/>8</text:a></text:p>
          <text:p text:style-name="P64"><text:a xlink:type="simple" xlink:href="#__RefHeading___Toc12153_1842909222" text:style-name="Index_20_Link" text:visited-style-name="Index_20_Link">Go to Line<text:tab/>8</text:a></text:p>
          <text:p text:style-name="P64"><text:a xlink:type="simple" xlink:href="#__RefHeading___Toc12155_1842909222" text:style-name="Index_20_Link" text:visited-style-name="Index_20_Link">Find<text:tab/>8</text:a></text:p>
          <text:p text:style-name="P64"><text:a xlink:type="simple" xlink:href="#__RefHeading___Toc1362_3683398787" text:style-name="Index_20_Link" text:visited-style-name="Index_20_Link">Find &amp; Set Selection<text:tab/>8</text:a></text:p>
          <text:p text:style-name="P64"><text:a xlink:type="simple" xlink:href="#__RefHeading___Toc12157_1842909222" text:style-name="Index_20_Link" text:visited-style-name="Index_20_Link">Text Auto Complete<text:tab/>9</text:a></text:p>
          <text:p text:style-name="P64"><text:a xlink:type="simple" xlink:href="#__RefHeading___Toc12159_1842909222" text:style-name="Index_20_Link" text:visited-style-name="Index_20_Link">Text to 3D Object<text:tab/>9</text:a></text:p>
          <text:p text:style-name="P65"><text:a xlink:type="simple" xlink:href="#__RefHeading___Toc672_845480703" text:style-name="Index_20_Link" text:visited-style-name="Index_20_Link">One Object<text:tab/>9</text:a></text:p>
          <text:p text:style-name="P65"><text:a xlink:type="simple" xlink:href="#__RefHeading___Toc674_845480703" text:style-name="Index_20_Link" text:visited-style-name="Index_20_Link">One Object Per Line<text:tab/>9</text:a></text:p>
          <text:p text:style-name="P63"><text:a xlink:type="simple" xlink:href="#__RefHeading___Toc1075_1818693667" text:style-name="Index_20_Link" text:visited-style-name="Index_20_Link">Header - Format Menu<text:tab/>9</text:a></text:p>
          <text:p text:style-name="P64"><text:a xlink:type="simple" xlink:href="#__RefHeading___Toc1077_1818693667" text:style-name="Index_20_Link" text:visited-style-name="Index_20_Link">Indent<text:tab/>9</text:a></text:p>
          <text:p text:style-name="P64"><text:a xlink:type="simple" xlink:href="#__RefHeading___Toc1079_1818693667" text:style-name="Index_20_Link" text:visited-style-name="Index_20_Link">Unindent<text:tab/>9</text:a></text:p>
          <text:p text:style-name="P64"><text:a xlink:type="simple" xlink:href="#__RefHeading___Toc1081_1818693667" text:style-name="Index_20_Link" text:visited-style-name="Index_20_Link">Comment<text:tab/>9</text:a></text:p>
          <text:p text:style-name="P64"><text:soft-page-break/><text:a xlink:type="simple" xlink:href="#__RefHeading___Toc1083_1818693667" text:style-name="Index_20_Link" text:visited-style-name="Index_20_Link">Uncomment<text:tab/>9</text:a></text:p>
          <text:p text:style-name="P64"><text:a xlink:type="simple" xlink:href="#__RefHeading___Toc3047_3221042823" text:style-name="Index_20_Link" text:visited-style-name="Index_20_Link">Toggle comments<text:tab/>9</text:a></text:p>
          <text:p text:style-name="P64"><text:a xlink:type="simple" xlink:href="#__RefHeading___Toc1085_1818693667" text:style-name="Index_20_Link" text:visited-style-name="Index_20_Link">Whitespaces to Spaces<text:tab/>9</text:a></text:p>
          <text:p text:style-name="P64"><text:a xlink:type="simple" xlink:href="#__RefHeading___Toc1087_1818693667" text:style-name="Index_20_Link" text:visited-style-name="Index_20_Link">Whitespaces to Tabs<text:tab/>10</text:a></text:p>
          <text:p text:style-name="P63"><text:a xlink:type="simple" xlink:href="#__RefHeading___Toc676_845480703" text:style-name="Index_20_Link" text:visited-style-name="Index_20_Link">Header - Tools<text:tab/>10</text:a></text:p>
          <text:p text:style-name="P64"><text:a xlink:type="simple" xlink:href="#__RefHeading___Toc4081_2550043972" text:style-name="Index_20_Link" text:visited-style-name="Index_20_Link">Text Prop<text:tab/>10</text:a></text:p>
          <text:p text:style-name="P65"><text:a xlink:type="simple" xlink:href="#__RefHeading___Toc4083_2550043972" text:style-name="Index_20_Link" text:visited-style-name="Index_20_Link">List of text files<text:tab/>10</text:a></text:p>
          <text:p text:style-name="P66"><text:a xlink:type="simple" xlink:href="#__RefHeading___Toc813_3494759742" text:style-name="Index_20_Link" text:visited-style-name="Index_20_Link">Search form<text:tab/>10</text:a></text:p>
          <text:p text:style-name="P65"><text:a xlink:type="simple" xlink:href="#__RefHeading___Toc4085_2550043972" text:style-name="Index_20_Link" text:visited-style-name="Index_20_Link">Text Edit Box<text:tab/>10</text:a></text:p>
          <text:p text:style-name="P65"><text:a xlink:type="simple" xlink:href="#__RefHeading___Toc4087_2550043972" text:style-name="Index_20_Link" text:visited-style-name="Index_20_Link">Unlink Datablock<text:tab/>10</text:a></text:p>
          <text:p text:style-name="P65"><text:a xlink:type="simple" xlink:href="#__RefHeading___Toc817_3494759742" text:style-name="Index_20_Link" text:visited-style-name="Index_20_Link">File selector menu<text:tab/>10</text:a></text:p>
          <text:p text:style-name="P66"><text:a xlink:type="simple" xlink:href="#__RefHeading___Toc4089_2550043972" text:style-name="Index_20_Link" text:visited-style-name="Index_20_Link">New<text:tab/>10</text:a></text:p>
          <text:p text:style-name="P66"><text:a xlink:type="simple" xlink:href="#__RefHeading___Toc4091_2550043972" text:style-name="Index_20_Link" text:visited-style-name="Index_20_Link">Duplicate<text:tab/>10</text:a></text:p>
          <text:p text:style-name="P66"><text:a xlink:type="simple" xlink:href="#__RefHeading___Toc3763_3288610003" text:style-name="Index_20_Link" text:visited-style-name="Index_20_Link">Unlink Datablock<text:tab/>10</text:a></text:p>
          <text:p text:style-name="P66"><text:a xlink:type="simple" xlink:href="#__RefHeading___Toc821_3494759742" text:style-name="Index_20_Link" text:visited-style-name="Index_20_Link">Fake User<text:tab/>11</text:a></text:p>
          <text:p text:style-name="P66"><text:a xlink:type="simple" xlink:href="#__RefHeading___Toc823_3494759742" text:style-name="Index_20_Link" text:visited-style-name="Index_20_Link">Open Image<text:tab/>11</text:a></text:p>
          <text:p text:style-name="P66"><text:a xlink:type="simple" xlink:href="#__RefHeading___Toc825_3494759742" text:style-name="Index_20_Link" text:visited-style-name="Index_20_Link">Unpack Item<text:tab/>11</text:a></text:p>
          <text:p text:style-name="P66"><text:a xlink:type="simple" xlink:href="#__RefHeading___Toc827_3494759742" text:style-name="Index_20_Link" text:visited-style-name="Index_20_Link">User<text:tab/>11</text:a></text:p>
          <text:p text:style-name="P64"><text:a xlink:type="simple" xlink:href="#__RefHeading___Toc696_845480703" text:style-name="Index_20_Link" text:visited-style-name="Index_20_Link">Run Script<text:tab/>11</text:a></text:p>
          <text:p text:style-name="P64"><text:a xlink:type="simple" xlink:href="#__RefHeading___Toc698_845480703" text:style-name="Index_20_Link" text:visited-style-name="Index_20_Link">Register<text:tab/>11</text:a></text:p>
          <text:p text:style-name="P64"><text:a xlink:type="simple" xlink:href="#__RefHeading___Toc820_4151865056" text:style-name="Index_20_Link" text:visited-style-name="Index_20_Link">Info String<text:tab/>11</text:a></text:p>
          <text:p text:style-name="P65"><text:a xlink:type="simple" xlink:href="#__RefHeading___Toc34928_1150587680" text:style-name="Index_20_Link" text:visited-style-name="Index_20_Link">Show Line Numbers, Wrap and Syntax Highlight<text:tab/>11</text:a></text:p>
          <text:p text:style-name="P63"><text:a xlink:type="simple" xlink:href="#__RefHeading___Toc822_4151865056" text:style-name="Index_20_Link" text:visited-style-name="Index_20_Link">Tool Shelf<text:tab/>12</text:a></text:p>
          <text:p text:style-name="P64"><text:a xlink:type="simple" xlink:href="#__RefHeading___Toc824_4151865056" text:style-name="Index_20_Link" text:visited-style-name="Index_20_Link">Properties Panel<text:tab/>12</text:a></text:p>
          <text:p text:style-name="P65"><text:a xlink:type="simple" xlink:href="#__RefHeading___Toc826_4151865056" text:style-name="Index_20_Link" text:visited-style-name="Index_20_Link">Highlight<text:tab/>12</text:a></text:p>
          <text:p text:style-name="P65"><text:a xlink:type="simple" xlink:href="#__RefHeading___Toc828_4151865056" text:style-name="Index_20_Link" text:visited-style-name="Index_20_Link">Live Edit<text:tab/>12</text:a></text:p>
          <text:p text:style-name="P65"><text:a xlink:type="simple" xlink:href="#__RefHeading___Toc830_4151865056" text:style-name="Index_20_Link" text:visited-style-name="Index_20_Link">Font Size<text:tab/>12</text:a></text:p>
          <text:p text:style-name="P65"><text:a xlink:type="simple" xlink:href="#__RefHeading___Toc832_4151865056" text:style-name="Index_20_Link" text:visited-style-name="Index_20_Link">Tab width<text:tab/>12</text:a></text:p>
          <text:p text:style-name="P65"><text:a xlink:type="simple" xlink:href="#__RefHeading___Toc836_4151865056" text:style-name="Index_20_Link" text:visited-style-name="Index_20_Link">Show Margin<text:tab/>12</text:a></text:p>
          <text:p text:style-name="P65"><text:a xlink:type="simple" xlink:href="#__RefHeading___Toc838_4151865056" text:style-name="Index_20_Link" text:visited-style-name="Index_20_Link">Margin Column<text:tab/>12</text:a></text:p>
          <text:p text:style-name="P64"><text:a xlink:type="simple" xlink:href="#__RefHeading___Toc840_4151865056" text:style-name="Index_20_Link" text:visited-style-name="Index_20_Link">Find &amp; Replace Panel<text:tab/>12</text:a></text:p>
          <text:p text:style-name="P65"><text:a xlink:type="simple" xlink:href="#__RefHeading___Toc842_4151865056" text:style-name="Index_20_Link" text:visited-style-name="Index_20_Link">Find Edit Box<text:tab/>13</text:a></text:p>
          <text:p text:style-name="P65"><text:a xlink:type="simple" xlink:href="#__RefHeading___Toc844_4151865056" text:style-name="Index_20_Link" text:visited-style-name="Index_20_Link">Find set selected<text:tab/>13</text:a></text:p>
          <text:p text:style-name="P65"><text:a xlink:type="simple" xlink:href="#__RefHeading___Toc846_4151865056" text:style-name="Index_20_Link" text:visited-style-name="Index_20_Link">Find Next<text:tab/>13</text:a></text:p>
          <text:p text:style-name="P65"><text:a xlink:type="simple" xlink:href="#__RefHeading___Toc848_4151865056" text:style-name="Index_20_Link" text:visited-style-name="Index_20_Link">Replace Edit Box<text:tab/>13</text:a></text:p>
          <text:p text:style-name="P65"><text:a xlink:type="simple" xlink:href="#__RefHeading___Toc850_4151865056" text:style-name="Index_20_Link" text:visited-style-name="Index_20_Link">Replace set selected<text:tab/>13</text:a></text:p>
          <text:p text:style-name="P65"><text:a xlink:type="simple" xlink:href="#__RefHeading___Toc852_4151865056" text:style-name="Index_20_Link" text:visited-style-name="Index_20_Link">Replace<text:tab/>13</text:a></text:p>
          <text:p text:style-name="P65"><text:a xlink:type="simple" xlink:href="#__RefHeading___Toc1235_1346529767" text:style-name="Index_20_Link" text:visited-style-name="Index_20_Link">Replace all<text:tab/>13</text:a></text:p>
          <text:p text:style-name="P65"><text:a xlink:type="simple" xlink:href="#__RefHeading___Toc854_4151865056" text:style-name="Index_20_Link" text:visited-style-name="Index_20_Link">Match case<text:tab/>13</text:a></text:p>
          <text:p text:style-name="P65"><text:a xlink:type="simple" xlink:href="#__RefHeading___Toc856_4151865056" text:style-name="Index_20_Link" text:visited-style-name="Index_20_Link">Wrap<text:tab/>13</text:a></text:p>
          <text:p text:style-name="P65"><text:a xlink:type="simple" xlink:href="#__RefHeading___Toc858_4151865056" text:style-name="Index_20_Link" text:visited-style-name="Index_20_Link">All<text:tab/>13</text:a></text:p>
          <text:p text:style-name="P63"><text:a xlink:type="simple" xlink:href="#__RefHeading___Toc1071_1818693667" text:style-name="Index_20_Link" text:visited-style-name="Index_20_Link">Footer<text:tab/>14</text:a></text:p>
          <text:p text:style-name="P64"><text:a xlink:type="simple" xlink:href="#__RefHeading___Toc1073_1818693667" text:style-name="Index_20_Link" text:visited-style-name="Index_20_Link">Info String<text:tab/>14</text:a></text:p>
          <text:p text:style-name="P63"><text:a xlink:type="simple" xlink:href="#__RefHeading___Toc2923_4094895016" text:style-name="Index_20_Link" text:visited-style-name="Index_20_Link">Context menu<text:tab/>14</text:a></text:p>
          <text:p text:style-name="P64"><text:a xlink:type="simple" xlink:href="#__RefHeading___Toc3049_3221042823" text:style-name="Index_20_Link" text:visited-style-name="Index_20_Link">Cut<text:tab/>14</text:a></text:p>
          <text:p text:style-name="P64"><text:a xlink:type="simple" xlink:href="#__RefHeading___Toc12135_18429092221" text:style-name="Index_20_Link" text:visited-style-name="Index_20_Link">Copy<text:tab/>14</text:a></text:p>
          <text:p text:style-name="P64"><text:a xlink:type="simple" xlink:href="#__RefHeading___Toc12137_18429092221" text:style-name="Index_20_Link" text:visited-style-name="Index_20_Link">Paste<text:tab/>14</text:a></text:p>
          <text:p text:style-name="P64"><text:a xlink:type="simple" xlink:href="#__RefHeading___Toc12141_18429092221" text:style-name="Index_20_Link" text:visited-style-name="Index_20_Link">Move Line up<text:tab/>14</text:a></text:p>
          <text:p text:style-name="P64"><text:a xlink:type="simple" xlink:href="#__RefHeading___Toc12143_18429092221" text:style-name="Index_20_Link" text:visited-style-name="Index_20_Link">Move Line down<text:tab/>14</text:a></text:p>
          <text:p text:style-name="P64"><text:a xlink:type="simple" xlink:href="#__RefHeading___Toc3051_3221042823" text:style-name="Index_20_Link" text:visited-style-name="Index_20_Link">Indent<text:tab/>14</text:a></text:p>
          <text:p text:style-name="P64"><text:a xlink:type="simple" xlink:href="#__RefHeading___Toc1079_18186936671" text:style-name="Index_20_Link" text:visited-style-name="Index_20_Link">Unindent<text:tab/>14</text:a></text:p>
          <text:p text:style-name="P64"><text:a xlink:type="simple" xlink:href="#__RefHeading___Toc3053_3221042823" text:style-name="Index_20_Link" text:visited-style-name="Index_20_Link">Toggle comments<text:tab/>14</text:a></text:p>
          <text:p text:style-name="P64"><text:a xlink:type="simple" xlink:href="#__RefHeading___Toc3055_3221042823" text:style-name="Index_20_Link" text:visited-style-name="Index_20_Link">Text Auto Complete<text:tab/>15</text:a></text:p>
        </text:index-body>
      </text:table-of-content>
      <text:p text:style-name="P31"><text:soft-page-break/></text:p>
      <table:table table:name="Tabelle1" table:style-name="Tabelle1">
        <table:table-column table:style-name="Tabelle1.A"/>
        <table:table-row table:style-name="TableLine2581962966272">
          <table:table-cell table:style-name="Tabelle1.A1" office:value-type="string">
            <text:h text:style-name="P73" text:outline-level="1"><text:bookmark-start text:name="__RefHeading___Toc248_279447375"/>Text Editor<text:bookmark-end text:name="__RefHeading___Toc248_279447375"/></text:h>
          </table:table-cell>
        </table:table-row>
      </table:table>
      <text:p text:style-name="P34"/>
      <text:p text:style-name="Text_20_body"><text:span text:style-name="Emphasis"><text:span text:style-name="T5">The </text:span></text:span><text:span text:style-name="Emphasis"><text:span text:style-name="T4">Text Editor</text:span></text:span><text:span text:style-name="Emphasis"><text:span text:style-name="T5"> </text:span></text:span><text:span text:style-name="T6">is mainly used to write scripts</text:span><text:span text:style-name="T5">. A</text:span><text:span text:style-name="T6">nd so the functionality orients towards this useage.</text:span><text:span text:style-name="T5"> But you can also use it to </text:span><text:span text:style-name="T8">write any text. To </text:span><text:span text:style-name="T5">store some notes for the scene</text:span><text:span text:style-name="T8"> for example</text:span><text:span text:style-name="T5">. See Tip below.</text:span></text:p>
      <text:p text:style-name="P43">When you don't have a file loaded then the header content is rather small.</text:p>
      <text:p text:style-name="P33"><draw:frame draw:style-name="fr8" draw:name="Bild1" text:anchor-type="as-char" svg:width="9.31cm" svg:height="0.529cm" draw:z-index="0"><draw:image xlink:href="Pictures/10000001000002260000001FC75B10B215C265ED.png" xlink:type="simple" xlink:show="embed" xlink:actuate="onLoad" draw:mime-type="image/png"/><svg:title>../_images/Extensions-Python-Text-editor-Default-Toolbar.jpg</svg:title></draw:frame><text:s/></text:p>
      <text:p text:style-name="P33"><text:s/>Once you <text:span text:style-name="T3">create a new file, or load a file</text:span>, you <text:span text:style-name="T3">will see the toolbar change, and reveal further functionality.</text:span></text:p>
      <text:p text:style-name="P33"><draw:frame draw:style-name="fr7" draw:name="Bild2" text:anchor-type="as-char" svg:width="10.239cm" svg:height="0.439cm" draw:z-index="1"><draw:image xlink:href="Pictures/100000010000025D0000001AD20C459199F9B455.png" xlink:type="simple" xlink:show="embed" xlink:actuate="onLoad" draw:mime-type="image/png"/><svg:title>../_images/Extensions-Python-Text-editor-Toolbar-with-file-open.jpg</svg:title></draw:frame><text:s/></text:p>
      <text:p text:style-name="P35">Some<text:span text:style-name="T3"> text related</text:span> functionality can also be found in the tool shelf at the <text:span text:style-name="T14">right</text:span>.</text:p>
      <text:p text:style-name="P35"><draw:frame draw:style-name="fr6" draw:name="Bild3" text:anchor-type="paragraph" svg:width="10.67cm" svg:height="6.56cm" draw:z-index="2"><draw:image xlink:href="Pictures/100000010000025D0000017478EB999BADC7AF46.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able:table table:name="Tabelle2" table:style-name="Tabelle2">
        <table:table-column table:style-name="Tabelle2.A"/>
        <table:table-row table:style-name="TableLine2581962960832">
          <table:table-cell table:style-name="Tabelle2.A1" office:value-type="string">
            <text:p text:style-name="P60">Tip</text:p>
          </table:table-cell>
        </table:table-row>
        <table:table-row table:style-name="TableLine2581962958928">
          <table:table-cell table:style-name="Tabelle2.A2" office:value-type="string">
            <text:p text:style-name="P33"><text:span text:style-name="T4">A </text:span><text:span text:style-name="Emphasis"><text:span text:style-name="T4">Text</text:span></text:span><text:span text:style-name="T4"> window can be used to write in a </text:span><text:span text:style-name="Source_20_Text"><text:span text:style-name="T4">README</text:span></text:span><text:span text:style-name="T4"> text explaining the contents of your blend file. Be sure to keep it visible when saving!</text:span><text:span text:style-name="T7"> And be sure to tell the receiver to activate Load UI to display the text file then.</text:span><text:span text:style-name="T5"> Bforartists has Load UI deactivated by default.</text:span></text:p>
          </table:table-cell>
        </table:table-row>
      </table:table>
      <text:p text:style-name="P58"/>
      <table:table table:name="Tabelle12" table:style-name="Tabelle12">
        <table:table-column table:style-name="Tabelle12.A"/>
        <table:table-row table:style-name="TableLine2581962967904">
          <table:table-cell table:style-name="Tabelle12.A1" office:value-type="string">
            <text:h text:style-name="P74" text:outline-level="1"><text:bookmark-start text:name="__RefHeading___Toc1108_2621817499"/>Slider snapping<text:bookmark-end text:name="__RefHeading___Toc1108_2621817499"/></text:h>
          </table:table-cell>
        </table:table-row>
      </table:table>
      <text:p text:style-name="P58"><draw:frame draw:style-name="fr1" draw:name="Bild17" text:anchor-type="paragraph" svg:y="0.803cm" svg:width="2.731cm" svg:height="2.709cm" draw:z-index="32"><draw:image xlink:href="Pictures/10000001000000A1000000A065318AF94E88CA1A.png" xlink:type="simple" xlink:show="embed" xlink:actuate="onLoad" draw:mime-type="image/png"/></draw:frame></text:p>
      <text:p text:style-name="P58"><text:span text:style-name="T22">Snapping also works at sliders. Hover with the mouse over the slider, start to slide, and holding down </text:span><text:span text:style-name="Source_20_Text"><text:span text:style-name="T23">Ctrl</text:span></text:span><text:span text:style-name="T22"> will snap the sliders in incremental steps. </text:span></text:p>
      <text:p text:style-name="P59">When it's a default value between 0 and 1 then it usually snaps in 0.1 steps. When it's a default value over 1 then it usually snaps in steps of 10. </text:p>
      <text:p text:style-name="P57"><text:soft-page-break/>The increment snapping also works at the fra<text:span text:style-name="T24">me slider.</text:span></text:p>
      <table:table table:name="Tabelle3" table:style-name="Tabelle3">
        <table:table-column table:style-name="Tabelle3.A"/>
        <table:table-row table:style-name="TableLine2581962963280">
          <table:table-cell table:style-name="Tabelle3.A1" office:value-type="string">
            <text:h text:style-name="P75" text:outline-level="1"><text:bookmark-start text:name="__RefHeading___Toc12099_1842909222"/>Header - File Menu<text:bookmark-end text:name="__RefHeading___Toc12099_1842909222"/></text:h>
          </table:table-cell>
        </table:table-row>
      </table:table>
      <text:p text:style-name="P3"><draw:frame draw:style-name="fr4" draw:name="Bild4" text:anchor-type="paragraph" svg:x="12.462cm" svg:y="0.347cm" svg:width="2.731cm" svg:height="3.03cm" draw:z-index="3"><draw:image xlink:href="Pictures/10000001000000A1000000B385BEBF20CAB25B94.png" xlink:type="simple" xlink:show="embed" xlink:actuate="onLoad" draw:mime-type="image/png"/></draw:frame><draw:frame draw:style-name="fr1" draw:name="Bild22" text:anchor-type="paragraph" svg:y="0.347cm" svg:width="3.03cm" svg:height="4.23cm" draw:z-index="16"><draw:image xlink:href="Pictures/10000001000000B3000000FA4FC94EFA0CFE07B3.png" xlink:type="simple" xlink:show="embed" xlink:actuate="onLoad" draw:mime-type="image/png"/></draw:frame></text:p>
      <text:p text:style-name="Text_20_body">The File menu contains the load and save functionality. But also some Python and OSL templates.<text:span text:style-name="T12">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36">Creates a new text file.</text:p>
      <text:h text:style-name="Heading_20_2" text:outline-level="2"><text:bookmark-start text:name="__RefHeading___Toc12103_1842909222"/>Open Text<text:bookmark-end text:name="__RefHeading___Toc12103_1842909222"/></text:h>
      <text:p text:style-name="P36">Open a text file.</text:p>
      <text:h text:style-name="P82" text:outline-level="2"><text:bookmark-start text:name="__RefHeading___Toc1056_1818693667"/>Reload<text:bookmark-end text:name="__RefHeading___Toc1056_1818693667"/></text:h>
      <text:p text:style-name="P38">It can happen that you work with an external script editor, like Visual Studio, and change your script there. The reload button reloads the <text:span text:style-name="T12">current active </text:span>text file from hard disk.</text:p>
      <text:p text:style-name="P45"><draw:frame draw:style-name="fr1" draw:name="Bild28" text:anchor-type="paragraph" svg:y="0.12cm" svg:width="5.05cm" svg:height="0.66cm" draw:z-index="21"><draw:image xlink:href="Pictures/10000001000000C70000001A88D1C9BC68D5D4CB.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36">Saves the text file.<text:span text:style-name="T9"> Overwrites the existing version immediately.</text:span></text:p>
      <text:h text:style-name="Heading_20_2" text:outline-level="2"><text:bookmark-start text:name="__RefHeading___Toc12109_1842909222"/>Save As<text:bookmark-end text:name="__RefHeading___Toc12109_1842909222"/></text:h>
      <text:p text:style-name="P7">Save as opens a save as file dialog.</text:p>
      <text:h text:style-name="Heading_20_2" text:outline-level="2"><text:bookmark-start text:name="__RefHeading___Toc12111_1842909222"/>Run Script<text:bookmark-end text:name="__RefHeading___Toc12111_1842909222"/></text:h>
      <text:p text:style-name="P36">This button is for python or OSL scripts. It executes the script.</text:p>
      <text:h text:style-name="Heading_20_2" text:outline-level="2"><text:bookmark-start text:name="__RefHeading___Toc12113_1842909222"/>Templates<text:bookmark-end text:name="__RefHeading___Toc12113_1842909222"/></text:h>
      <text:p text:style-name="P7"><draw:frame draw:style-name="fr5" draw:name="Bild5" text:anchor-type="paragraph" svg:width="10.111cm" svg:height="3.3cm" draw:z-index="4"><draw:image xlink:href="Pictures/100000000000023D000000BBBF9A6F995A9ABBC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4"/>
      <text:h text:style-name="Heading_20_2" text:outline-level="2"><draw:frame draw:style-name="fr1" draw:name="Bild24" text:anchor-type="paragraph" svg:y="0.757cm" svg:width="6.189cm" svg:height="2.78cm" draw:z-index="17"><draw:image xlink:href="Pictures/100000010000016E000000A4C58C44F35BC074FC.png" xlink:type="simple" xlink:show="embed" xlink:actuate="onLoad" draw:mime-type="image/png"/></draw:frame><text:bookmark-start text:name="__RefHeading___Toc1058_1818693667"/><text:soft-page-break/>Redraw Timer<text:bookmark-end text:name="__RefHeading___Toc1058_1818693667"/></text:h>
      <text:p text:style-name="P44">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44"><draw:frame draw:style-name="fr1" draw:name="Bild27" text:anchor-type="paragraph" svg:y="0.319cm" svg:width="4.339cm" svg:height="2.101cm" draw:z-index="20"><draw:image xlink:href="Pictures/10000001000001000000007C7A9F28955717012B.png" xlink:type="simple" xlink:show="embed" xlink:actuate="onLoad" draw:mime-type="image/png"/></draw:frame><draw:frame draw:style-name="fr4" draw:name="Bild26" text:anchor-type="paragraph" svg:x="10.597cm" svg:y="0.406cm" svg:width="3.23cm" svg:height="1.439cm" draw:z-index="19"><draw:image xlink:href="Pictures/10000001000000BF00000055E2C2690043A7815B.png" xlink:type="simple" xlink:show="embed" xlink:actuate="onLoad" draw:mime-type="image/png"/></draw:frame>Another development tool. Set the debug level.</text:p>
      <text:p text:style-name="P44"><draw:frame draw:style-name="fr4" draw:name="Bild25" text:anchor-type="paragraph" svg:x="0.088cm" svg:y="-0.009cm" svg:width="8.511cm" svg:height="0.529cm" draw:z-index="18"><draw:image xlink:href="Pictures/100000010000014F00000015B46255A52AFF2371.png" xlink:type="simple" xlink:show="embed" xlink:actuate="onLoad" draw:mime-type="image/png"/></draw:frame></text:p>
      <text:h text:style-name="P82" text:outline-level="2"><text:bookmark-start text:name="__RefHeading___Toc1062_1818693667"/>Reload<text:span text:style-name="T12"> Scripts</text:span><text:bookmark-end text:name="__RefHeading___Toc1062_1818693667"/></text:h>
      <text:p text:style-name="P44">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38"/>
      <table:table table:name="Tabelle4" table:style-name="Tabelle4">
        <table:table-column table:style-name="Tabelle4.A"/>
        <table:table-row table:style-name="TableLine2581962964096">
          <table:table-cell table:style-name="Tabelle4.A1" office:value-type="string">
            <text:h text:style-name="P76" text:outline-level="1"><text:bookmark-start text:name="__RefHeading___Toc12115_1842909222"/>Header - <text:span text:style-name="T9">View</text:span> Menu<text:bookmark-end text:name="__RefHeading___Toc12115_1842909222"/></text:h>
          </table:table-cell>
        </table:table-row>
      </table:table>
      <text:p text:style-name="Text_20_body"><draw:frame draw:style-name="fr5" draw:name="Bild6" text:anchor-type="paragraph" svg:width="3.009cm" svg:height="2.221cm" draw:z-index="34"><draw:image xlink:href="Pictures/10000001000000B2000000838CB54CE32A6B783F.png" xlink:type="simple" xlink:show="embed" xlink:actuate="onLoad" draw:mime-type="image/png"/></draw:frame></text:p>
      <text:p text:style-name="P5">The View menu contains some view related functionality.</text:p>
      <text:p text:style-name="P5"/>
      <text:h text:style-name="Heading_20_2" text:outline-level="2"><text:bookmark-start text:name="__RefHeading___Toc12117_1842909222"/>Properties<text:bookmark-end text:name="__RefHeading___Toc12117_1842909222"/></text:h>
      <text:p text:style-name="P6">Opens or closes the Properties sidebar.</text:p>
      <text:h text:style-name="Heading_20_2" text:outline-level="2"><text:bookmark-start text:name="__RefHeading___Toc12119_1842909222"/>Top of File<text:bookmark-end text:name="__RefHeading___Toc12119_1842909222"/></text:h>
      <text:p text:style-name="P6">Jumps to the top of the text file.</text:p>
      <text:h text:style-name="Heading_20_2" text:outline-level="2"><text:bookmark-start text:name="__RefHeading___Toc12121_1842909222"/>Bottom of File<text:bookmark-end text:name="__RefHeading___Toc12121_1842909222"/></text:h>
      <text:p text:style-name="P6">Jumps to the bottom of the text file.</text:p>
      <text:h text:style-name="P83" text:outline-level="2"><draw:frame draw:style-name="fr1" draw:name="Bild29" text:anchor-type="paragraph" svg:y="0.723cm" svg:width="7.421cm" svg:height="2.709cm" draw:z-index="35"><draw:image xlink:href="Pictures/10000001000001B6000000A02D43A444A0DE0829.png" xlink:type="simple" xlink:show="embed" xlink:actuate="onLoad" draw:mime-type="image/png"/></draw:frame><text:bookmark-start text:name="__RefHeading___Toc2934_3909595363"/>Area<text:bookmark-end text:name="__RefHeading___Toc2934_3909595363"/></text:h>
      <text:p text:style-name="P67">Area is a menu with window related settings.</text:p>
      <text:h text:style-name="P90" text:outline-level="3"><text:bookmark-start text:name="__RefHeading___Toc559_3501098584"/>Horizontal Split<text:bookmark-end text:name="__RefHeading___Toc559_3501098584"/></text:h>
      <text:p text:style-name="P67">Splits the editor horizontally into two editors.</text:p>
      <text:h text:style-name="P90" text:outline-level="3"><text:bookmark-start text:name="__RefHeading___Toc561_3501098584"/>Vertical Split<text:bookmark-end text:name="__RefHeading___Toc561_3501098584"/></text:h>
      <text:p text:style-name="P67">Splits the editor vertically into two editors.</text:p>
      <text:h text:style-name="P90" text:outline-level="3"><text:bookmark-start text:name="__RefHeading___Toc563_3501098584"/>Duplicate Area into new Window<text:bookmark-end text:name="__RefHeading___Toc563_3501098584"/></text:h>
      <text:p text:style-name="P67">Creates a floating window out of the current editor</text:p>
      <text:h text:style-name="P90" text:outline-level="3"><text:bookmark-start text:name="__RefHeading___Toc565_3501098584"/><text:soft-page-break/>Toggle Maximize Area<text:bookmark-end text:name="__RefHeading___Toc565_3501098584"/></text:h>
      <text:p text:style-name="P40">Displays the editor maximized with menus.</text:p>
      <text:p text:style-name="P40">To return to split view press hotkey Ctrl Up Arrow, or reuse the menu item in the View menu.</text:p>
      <text:h text:style-name="P90" text:outline-level="3"><text:bookmark-start text:name="__RefHeading___Toc567_3501098584"/>Toggle Fullscreen Area<text:bookmark-end text:name="__RefHeading___Toc567_3501098584"/></text:h>
      <text:p text:style-name="P40">Displays the editor maximized without menus.</text:p>
      <text:p text:style-name="P40">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68">Closes the area window.</text:p>
      <text:p text:style-name="P39"/>
      <table:table table:name="Tabelle5" table:style-name="Tabelle5">
        <table:table-column table:style-name="Tabelle5.A"/>
        <table:table-row table:style-name="TableLine2581962955120">
          <table:table-cell table:style-name="Tabelle5.A1" office:value-type="string">
            <text:h text:style-name="P77" text:outline-level="1"><text:bookmark-start text:name="__RefHeading___Toc12127_1842909222"/>Header - <text:span text:style-name="T10">Edit</text:span> Menu<text:bookmark-end text:name="__RefHeading___Toc12127_1842909222"/></text:h>
          </table:table-cell>
        </table:table-row>
      </table:table>
      <text:p text:style-name="P8"><draw:frame draw:style-name="fr1" draw:name="Bild7" text:anchor-type="paragraph" svg:y="0.563cm" svg:width="4.66cm" svg:height="7.08cm" draw:z-index="5"><draw:image xlink:href="Pictures/1000000100000113000001A2EE09F7873B91870D.png" xlink:type="simple" xlink:show="embed" xlink:actuate="onLoad" draw:mime-type="image/png"/></draw:frame></text:p>
      <text:p text:style-name="P9">The Edit menu contains tools to modify the text.</text:p>
      <text:p text:style-name="P9"/>
      <text:h text:style-name="Heading_20_2" text:outline-level="2"><text:bookmark-start text:name="__RefHeading___Toc12133_1842909222"/>Cut<text:bookmark-end text:name="__RefHeading___Toc12133_1842909222"/></text:h>
      <text:p text:style-name="P10">Cuts the selected text.</text:p>
      <text:h text:style-name="Heading_20_2" text:outline-level="2"><text:bookmark-start text:name="__RefHeading___Toc12135_1842909222"/>Copy<text:bookmark-end text:name="__RefHeading___Toc12135_1842909222"/></text:h>
      <text:p text:style-name="P10">Copies the selected text.</text:p>
      <text:h text:style-name="Heading_20_2" text:outline-level="2"><text:bookmark-start text:name="__RefHeading___Toc12137_1842909222"/>Paste<text:bookmark-end text:name="__RefHeading___Toc12137_1842909222"/></text:h>
      <text:p text:style-name="P10">Pastes copied text at Text cursor position.</text:p>
      <text:h text:style-name="Heading_20_2" text:outline-level="2"><text:bookmark-start text:name="__RefHeading___Toc12139_1842909222"/>Duplicate Line<text:bookmark-end text:name="__RefHeading___Toc12139_1842909222"/></text:h>
      <text:p text:style-name="P10">Duplicates the line where the Text cursor currently is.</text:p>
      <text:h text:style-name="Heading_20_2" text:outline-level="2"><text:bookmark-start text:name="__RefHeading___Toc12141_1842909222"/>Move Line up<text:bookmark-end text:name="__RefHeading___Toc12141_1842909222"/></text:h>
      <text:p text:style-name="P10">Moves the line where the Text cursor is one line up.</text:p>
      <text:h text:style-name="Heading_20_2" text:outline-level="2"><text:bookmark-start text:name="__RefHeading___Toc12143_1842909222"/>Move Line down<text:bookmark-end text:name="__RefHeading___Toc12143_1842909222"/></text:h>
      <text:p text:style-name="P10">Moves the line where the Text cursor is one line down.</text:p>
      <text:p text:style-name="P10"/>
      <text:p text:style-name="P10"/>
      <text:h text:style-name="P84" text:outline-level="2"><draw:frame draw:style-name="fr1" draw:name="Bild8" text:anchor-type="paragraph" svg:y="0.923cm" svg:width="9.14cm" svg:height="3.54cm" draw:z-index="6"><draw:image xlink:href="Pictures/100000010000021C000000D16A32336C53D0E3E6.png" xlink:type="simple" xlink:show="embed" xlink:actuate="onLoad" draw:mime-type="image/png"/></draw:frame><text:bookmark-start text:name="__RefHeading___Toc1066_1818693667"/><text:soft-page-break/>Select Text<text:bookmark-end text:name="__RefHeading___Toc1066_1818693667"/></text:h>
      <text:p text:style-name="P15">Select text is a sub menu that contains selection functionality, starting from the current position of the Text cursor. The buttons should be self explaining. And usually you use the hotkeys for this functionality.</text:p>
      <text:p text:style-name="P15"/>
      <text:p text:style-name="P15"/>
      <text:h text:style-name="P89" text:outline-level="2"><draw:frame draw:style-name="fr1" draw:name="Bild37" text:anchor-type="paragraph" svg:y="0.923cm" svg:width="9.31cm" svg:height="4.62cm" draw:z-index="36"><draw:image xlink:href="Pictures/1000000100000226000001116C6C8E6DB903C319.png" xlink:type="simple" xlink:show="embed" xlink:actuate="onLoad" draw:mime-type="image/png"/></draw:frame><text:bookmark-start text:name="__RefHeading___Toc1066_18186936671"/>Move Cursor<text:bookmark-end text:name="__RefHeading___Toc1066_18186936671"/></text:h>
      <text:p text:style-name="P97"><text:span text:style-name="T24">This sub menu contains all available methods and its hotkeys to set the mouse cursor in the text. </text:span></text:p>
      <text:p text:style-name="P97"/>
      <text:p text:style-name="P97"/>
      <text:p text:style-name="P15"/>
      <text:p text:style-name="P15"/>
      <text:h text:style-name="P85" text:outline-level="2"><draw:frame draw:style-name="fr1" draw:name="Bild30" text:anchor-type="paragraph" svg:y="0.471cm" svg:width="9.179cm" svg:height="1.54cm" draw:z-index="22"><draw:image xlink:href="Pictures/100000010000021E0000005B975758CBDFC0D353.png" xlink:type="simple" xlink:show="embed" xlink:actuate="onLoad" draw:mime-type="image/png"/></draw:frame><text:bookmark-start text:name="__RefHeading___Toc1069_1818693667"/>Delete<text:bookmark-end text:name="__RefHeading___Toc1069_1818693667"/></text:h>
      <text:p text:style-name="P13">Delete is a sub menu with some special Delete methods, starting from the current position of the Text cursor. And usually you use the hotkeys for this functionality.</text:p>
      <text:h text:style-name="P84" text:outline-level="2"><text:bookmark-start text:name="__RefHeading___Toc12145_1842909222"/>Select all<text:bookmark-end text:name="__RefHeading___Toc12145_1842909222"/></text:h>
      <text:p text:style-name="P10">Selects all text.</text:p>
      <text:h text:style-name="Heading_20_2" text:outline-level="2"><text:bookmark-start text:name="__RefHeading___Toc12147_1842909222"/>Select Line<text:bookmark-end text:name="__RefHeading___Toc12147_1842909222"/></text:h>
      <text:p text:style-name="P10">Selects the line where the Text cursor. currently is</text:p>
      <text:h text:style-name="P86" text:outline-level="2"><draw:frame draw:style-name="fr5" draw:name="Bild10" text:anchor-type="paragraph" svg:width="3.521cm" svg:height="1.319cm" draw:z-index="7"><draw:image xlink:href="Pictures/10000001000000D00000004E0F59A7D5CB4D8A03.png" xlink:type="simple" xlink:show="embed" xlink:actuate="onLoad" draw:mime-type="image/png"/></draw:frame><text:bookmark-start text:name="__RefHeading___Toc12153_1842909222"/>Go to Line<text:bookmark-end text:name="__RefHeading___Toc12153_1842909222"/></text:h>
      <text:p text:style-name="P10">This tool opens a sub menu where you can type in the line number<text:span text:style-name="T13"> and jump to this line then.</text:span></text:p>
      <text:h text:style-name="Heading_20_2" text:outline-level="2"><draw:frame draw:style-name="fr1" draw:name="Bild11" text:anchor-type="paragraph" svg:y="0.344cm" svg:width="2.671cm" svg:height="2.589cm" draw:z-index="8"><draw:image xlink:href="Pictures/100000010000009E000000997023718745C467B8.png" xlink:type="simple" xlink:show="embed" xlink:actuate="onLoad" draw:mime-type="image/png"/></draw:frame><text:bookmark-start text:name="__RefHeading___Toc12155_1842909222"/>Find<text:bookmark-end text:name="__RefHeading___Toc12155_1842909222"/></text:h>
      <text:p text:style-name="P17">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8">Finds and selects the next text element that matches with the current selection.<text:span text:style-name="T17"> It's the same functionality than </text:span><text:soft-page-break/><text:span text:style-name="T17">the Find Next button in the Find &amp; Replace panel.</text:span></text:p>
      <text:h text:style-name="Heading_20_2" text:outline-level="2"><text:bookmark-start text:name="__RefHeading___Toc12157_1842909222"/>Text Auto Complete<text:bookmark-end text:name="__RefHeading___Toc12157_1842909222"/></text:h>
      <text:p text:style-name="P10">Auto Complete tries to complete your text input.</text:p>
      <text:p text:style-name="P10"/>
      <text:h text:style-name="Heading_20_2" text:outline-level="2"><draw:frame draw:style-name="fr1" draw:name="Bild13" text:anchor-type="paragraph" svg:y="0.577cm" svg:width="9.35cm" svg:height="1.06cm" draw:z-index="10"><draw:image xlink:href="Pictures/10000000000002120000003C12061DB06DA5ACD7.png" xlink:type="simple" xlink:show="embed" xlink:actuate="onLoad" draw:mime-type="image/png"/></draw:frame><text:bookmark-start text:name="__RefHeading___Toc12159_1842909222"/>Text to 3D Object<text:bookmark-end text:name="__RefHeading___Toc12159_1842909222"/></text:h>
      <text:p text:style-name="P10"><draw:frame draw:style-name="fr1" draw:name="Bild12" text:anchor-type="paragraph" svg:y="0.891cm" svg:width="7.19cm" svg:height="2.469cm" draw:z-index="9"><draw:image xlink:href="Pictures/10000000000001980000008C33BBD8D3CD873842.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10">Converts the whole text into one object.</text:p>
      <text:h text:style-name="Heading_20_3" text:outline-level="3"><text:bookmark-start text:name="__RefHeading___Toc674_845480703"/>One Object Per Line<text:bookmark-end text:name="__RefHeading___Toc674_845480703"/></text:h>
      <text:p text:style-name="P10">Converts every line of the text into a separate object.</text:p>
      <text:p text:style-name="P13"/>
      <table:table table:name="Tabelle10" table:style-name="Tabelle10">
        <table:table-column table:style-name="Tabelle10.A"/>
        <table:table-row table:style-name="TableLine2581962985040">
          <table:table-cell table:style-name="Tabelle10.A1" office:value-type="string">
            <text:h text:style-name="P78" text:outline-level="1"><text:bookmark-start text:name="__RefHeading___Toc1075_1818693667"/>Header - <text:span text:style-name="T13">Format</text:span> Menu<text:bookmark-end text:name="__RefHeading___Toc1075_1818693667"/></text:h>
          </table:table-cell>
        </table:table-row>
      </table:table>
      <text:p text:style-name="P12"/>
      <text:p text:style-name="P27"><draw:frame draw:style-name="fr5" draw:name="Bild31" text:anchor-type="paragraph" svg:width="3.56cm" svg:height="3.251cm" draw:z-index="24"><draw:image xlink:href="Pictures/10000001000000D2000000C0CC0925A1D99DC802.png" xlink:type="simple" xlink:show="embed" xlink:actuate="onLoad" draw:mime-type="image/png"/></draw:frame>The format menu contains some formatting functionality.</text:p>
      <text:p text:style-name="P27"/>
      <text:h text:style-name="Heading_20_2" text:outline-level="2"><text:bookmark-start text:name="__RefHeading___Toc1077_1818693667"/>Indent<text:bookmark-end text:name="__RefHeading___Toc1077_1818693667"/></text:h>
      <text:p text:style-name="P28">Indents the text. Python requires proper indentation.</text:p>
      <text:h text:style-name="Heading_20_2" text:outline-level="2"><text:bookmark-start text:name="__RefHeading___Toc1079_1818693667"/>Unindent<text:bookmark-end text:name="__RefHeading___Toc1079_1818693667"/></text:h>
      <text:p text:style-name="P28">Unindents the text.</text:p>
      <text:h text:style-name="Heading_20_2" text:outline-level="2"><text:bookmark-start text:name="__RefHeading___Toc1081_1818693667"/>Comment<text:bookmark-end text:name="__RefHeading___Toc1081_1818693667"/></text:h>
      <text:p text:style-name="P28">Comments the text out. For Python usually with a # sign.</text:p>
      <text:h text:style-name="Heading_20_2" text:outline-level="2"><text:bookmark-start text:name="__RefHeading___Toc1083_1818693667"/>Uncomment<text:bookmark-end text:name="__RefHeading___Toc1083_1818693667"/></text:h>
      <text:p text:style-name="P28">Uncomments commented text.</text:p>
      <text:h text:style-name="Heading_20_2" text:outline-level="2"><text:bookmark-start text:name="__RefHeading___Toc3047_3221042823"/>Toggle comments<text:bookmark-end text:name="__RefHeading___Toc3047_3221042823"/></text:h>
      <text:p text:style-name="P46">Toggles the comments.</text:p>
      <text:h text:style-name="Heading_20_2" text:outline-level="2"><text:bookmark-start text:name="__RefHeading___Toc1085_1818693667"/>Whitespaces to Spaces<text:bookmark-end text:name="__RefHeading___Toc1085_1818693667"/></text:h>
      <text:p text:style-name="P28">Converts Whitespaces in the text to Spaces.</text:p>
      <text:h text:style-name="Heading_20_2" text:outline-level="2"><text:bookmark-start text:name="__RefHeading___Toc1087_1818693667"/><text:soft-page-break/>Whitespaces to Tabs<text:bookmark-end text:name="__RefHeading___Toc1087_1818693667"/></text:h>
      <text:p text:style-name="P28">Converts Whitespaces in the text to Tabs.</text:p>
      <text:p text:style-name="P12"/>
      <text:p text:style-name="P12"/>
      <table:table table:name="Tabelle6" table:style-name="Tabelle6">
        <table:table-column table:style-name="Tabelle6.A"/>
        <table:table-row table:style-name="TableLine2581962983136">
          <table:table-cell table:style-name="Tabelle6.A1" office:value-type="string">
            <text:h text:style-name="P77" text:outline-level="1"><text:bookmark-start text:name="__RefHeading___Toc676_845480703"/>Header - <text:span text:style-name="T10">Tools</text:span><text:bookmark-end text:name="__RefHeading___Toc676_845480703"/></text:h>
          </table:table-cell>
        </table:table-row>
      </table:table>
      <text:p text:style-name="P8"/>
      <text:p text:style-name="P9"><draw:frame draw:style-name="fr4" draw:name="Bild14" text:anchor-type="paragraph" svg:x="14.743cm" svg:y="0.199cm" svg:width="4.02cm" svg:height="0.46cm" draw:z-index="11"><draw:image xlink:href="Pictures/10000000000000E40000001AF0F1A363B9319ADD.png" xlink:type="simple" xlink:show="embed" xlink:actuate="onLoad" draw:mime-type="image/png"/></draw:frame>The Header tools provides you with quick access functionality.</text:p>
      <text:p text:style-name="P9"/>
      <text:p text:style-name="P9"/>
      <text:h text:style-name="Heading_20_2" text:outline-level="2"><draw:frame draw:style-name="fr1" draw:name="Bild34" text:anchor-type="paragraph" svg:y="0.109cm" svg:width="6.35cm" svg:height="3.401cm" draw:z-index="27"><draw:image xlink:href="Pictures/1000000100000177000000C96C1266EDCA94A72F.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91" text:outline-level="3"><text:bookmark-start text:name="__RefHeading___Toc4083_2550043972"/>List of <draw:frame draw:style-name="fr3" draw:name="Bild35" text:anchor-type="char" svg:width="4.3cm" svg:height="4.62cm" draw:z-index="28"><draw:image xlink:href="Pictures/10000001000000FE00000111A0A7664AD34A7054.png" xlink:type="simple" xlink:show="embed" xlink:actuate="onLoad" draw:mime-type="image/png"/></draw:frame><text:span text:style-name="T20">text files</text:span><text:bookmark-end text:name="__RefHeading___Toc4083_2550043972"/></text:h>
      <text:p text:style-name="P50">This is a list of the images in the scene. This list allows you to switch to other images.</text:p>
      <text:h text:style-name="P53" text:outline-level="4"><text:bookmark-start text:name="__RefHeading___Toc813_3494759742"/>Search form<text:bookmark-end text:name="__RefHeading___Toc813_3494759742"/></text:h>
      <text:p text:style-name="P49">Search for specific images.</text:p>
      <text:h text:style-name="P91" text:outline-level="3"><text:bookmark-start text:name="__RefHeading___Toc4085_2550043972"/><text:span text:style-name="T19">Text</text:span> Edit Box<text:bookmark-end text:name="__RefHeading___Toc4085_2550043972"/></text:h>
      <text:p text:style-name="P51"><text:span text:style-name="T21">Read the name of the currently selected </text:span><text:span text:style-name="T19">text</text:span><text:span text:style-name="T21">. And you can rename the </text:span><text:span text:style-name="T19">textfile</text:span><text:span text:style-name="T21"> here too.</text:span></text:p>
      <text:h text:style-name="P92" text:outline-level="3"><text:bookmark-start text:name="__RefHeading___Toc4087_2550043972"/>Unlink Datablock<text:bookmark-end text:name="__RefHeading___Toc4087_2550043972"/></text:h>
      <text:p text:style-name="P51"><text:span text:style-name="T21">This </text:span><text:span text:style-name="T19">closes</text:span><text:span text:style-name="T21"> the selected </text:span><text:span text:style-name="T19">text. Attention, different from the rest of the UI this text really vanishes immediately from the list then.</text:span></text:p>
      <text:p text:style-name="P51"/>
      <text:p text:style-name="P52"/>
      <text:h text:style-name="Heading_20_3" text:outline-level="3"><text:bookmark-start text:name="__RefHeading___Toc817_3494759742"/>File selector menu<draw:frame draw:style-name="fr3" draw:name="Bild36" text:anchor-type="char" svg:width="3.129cm" svg:height="3.221cm" draw:z-index="29"><draw:image xlink:href="Pictures/10000001000000B9000000BEF8E5C981C2C9E5BD.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51"><text:span text:style-name="T21">Create a new </text:span><text:span text:style-name="T19">text file</text:span><text:span text:style-name="T21">.</text:span></text:p>
      <text:h text:style-name="P53" text:outline-level="4"><text:bookmark-start text:name="__RefHeading___Toc4091_2550043972"/>Duplicate<text:bookmark-end text:name="__RefHeading___Toc4091_2550043972"/></text:h>
      <text:p text:style-name="P54">Not supported here.</text:p>
      <text:h text:style-name="P53" text:outline-level="4"><text:bookmark-start text:name="__RefHeading___Toc3763_3288610003"/>Unlink Datablock<text:bookmark-end text:name="__RefHeading___Toc3763_3288610003"/></text:h>
      <text:p text:style-name="P50">This deletes the selected image. Unfortunately not immediately. You need to save the scene and to reload it.</text:p>
      <text:p text:style-name="P50"><text:soft-page-break/>And you need to make sure that it is not linked to anything else. A mesh or a fake user for example. Have a look if there is a number besides the F button. When this is the case then the image has still a user, and so still loads with loading the scene.</text:p>
      <text:h text:style-name="P53" text:outline-level="4"><text:bookmark-start text:name="__RefHeading___Toc821_3494759742"/>Fake User<text:bookmark-end text:name="__RefHeading___Toc821_3494759742"/></text:h>
      <text:p text:style-name="P50">Wit this button you assign a fake user to this selected image.</text:p>
      <text:p text:style-name="P5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3" text:outline-level="4"><text:bookmark-start text:name="__RefHeading___Toc823_3494759742"/><text:span text:style-name="T21">Open</text:span> Image<text:bookmark-end text:name="__RefHeading___Toc823_3494759742"/></text:h>
      <text:p text:style-name="P55">Opens the file browser to load an image.</text:p>
      <text:h text:style-name="P53" text:outline-level="4"><text:bookmark-start text:name="__RefHeading___Toc825_3494759742"/>Unpack<text:span text:style-name="T19"> Item</text:span><text:bookmark-end text:name="__RefHeading___Toc825_3494759742"/></text:h>
      <text:p text:style-name="P56">Unpack packed files to a directory.</text:p>
      <text:h text:style-name="P53" text:outline-level="4"><text:bookmark-start text:name="__RefHeading___Toc827_3494759742"/>User<text:bookmark-end text:name="__RefHeading___Toc827_3494759742"/></text:h>
      <text:p text:style-name="P56">The number of users that uses this data. Data with a user number of 0 will be removed with closing Bforartists.</text:p>
      <text:p text:style-name="P18"/>
      <text:h text:style-name="P87" text:outline-level="2"><text:bookmark-start text:name="__RefHeading___Toc696_845480703"/>Run Script<draw:frame draw:style-name="fr3" draw:name="Bild15" text:anchor-type="char" svg:width="1.52cm" svg:height="0.439cm" draw:z-index="30"><draw:image xlink:href="Pictures/100000010000005A0000001A1B04B4C390AD0BD3.png" xlink:type="simple" xlink:show="embed" xlink:actuate="onLoad" draw:mime-type="image/png"/></draw:frame><text:bookmark-end text:name="__RefHeading___Toc696_845480703"/></text:h>
      <text:p text:style-name="P37">This button is for python or OSL scripts. It executes the script.</text:p>
      <text:h text:style-name="Heading_20_2" text:outline-level="2"><text:bookmark-start text:name="__RefHeading___Toc698_845480703"/>Register<text:bookmark-end text:name="__RefHeading___Toc698_845480703"/></text:h>
      <text:p text:style-name="P41">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20">Shows infos about the current text file. When it's an internal created file then it displays the String File: <text:s/>Internal. When it's an external loaded file, then the string displays the path to the location of the file.</text:p>
      <text:h text:style-name="P93" text:outline-level="3"><text:bookmark-start text:name="__RefHeading___Toc34928_1150587680"/>Show Line Numbers, Wrap and Syntax Highlight<draw:frame draw:style-name="fr3" draw:name="Bild16" text:anchor-type="char" svg:width="1.221cm" svg:height="0.439cm" draw:z-index="31"><draw:image xlink:href="Pictures/10000001000000480000001A75C3175EB8884644.png" xlink:type="simple" xlink:show="embed" xlink:actuate="onLoad" draw:mime-type="image/png"/></draw:frame><text:bookmark-end text:name="__RefHeading___Toc34928_1150587680"/></text:h>
      <text:p text:style-name="P42">Show Line numbers displays a row of numbers at the left side of the text file.</text:p>
      <text:p text:style-name="P42">Wrap words wraps the text to fit into the current editor size.</text:p>
      <text:p text:style-name="P42">Syntax highlighting colors text parts fitting to the language.</text:p>
      <text:p text:style-name="P14"/>
      <text:p text:style-name="P14"/>
      <text:p text:style-name="P14"/>
      <table:table table:name="Tabelle7" table:style-name="Tabelle7">
        <table:table-column table:style-name="Tabelle7.A"/>
        <text:soft-page-break/>
        <table:table-row table:style-name="TableLine2581962986944">
          <table:table-cell table:style-name="Tabelle7.A1" office:value-type="string">
            <text:h text:style-name="P79" text:outline-level="1"><text:bookmark-start text:name="__RefHeading___Toc822_4151865056"/>Tool Shelf<text:bookmark-end text:name="__RefHeading___Toc822_4151865056"/></text:h>
          </table:table-cell>
        </table:table-row>
      </table:table>
      <text:p text:style-name="P11"/>
      <text:p text:style-name="P19"><draw:frame draw:style-name="fr2" draw:name="Bild19" text:anchor-type="paragraph" svg:y="0.132cm" svg:width="2.731cm" svg:height="3.05cm" draw:z-index="12"><draw:image xlink:href="Pictures/10000001000000A0000000A28FCBB3CDCE244347.png" xlink:type="simple" xlink:show="embed" xlink:actuate="onLoad" draw:mime-type="image/png"/></draw:frame>The Tool Shelf is the place for some options and the text search panel.</text:p>
      <text:p text:style-name="P19"/>
      <text:h text:style-name="Heading_20_2" text:outline-level="2"><text:bookmark-start text:name="__RefHeading___Toc824_4151865056"/>Properties Panel<text:bookmark-end text:name="__RefHeading___Toc824_4151865056"/></text:h>
      <text:h text:style-name="Heading_20_3" text:outline-level="3"><text:bookmark-start text:name="__RefHeading___Toc826_4151865056"/>Highlight<text:bookmark-end text:name="__RefHeading___Toc826_4151865056"/></text:h>
      <text:p text:style-name="P20">Highlights the line where the text cursor is.</text:p>
      <text:h text:style-name="Heading_20_3" text:outline-level="3"><text:bookmark-start text:name="__RefHeading___Toc828_4151865056"/>Live Edit<text:bookmark-end text:name="__RefHeading___Toc828_4151865056"/></text:h>
      <text:p text:style-name="P20">Updates the script while editing.</text:p>
      <text:h text:style-name="Heading_20_3" text:outline-level="3"><text:bookmark-start text:name="__RefHeading___Toc830_4151865056"/>Font Size<text:bookmark-end text:name="__RefHeading___Toc830_4151865056"/></text:h>
      <text:p text:style-name="P20">The font size for the text editor</text:p>
      <text:h text:style-name="Heading_20_3" text:outline-level="3"><text:bookmark-start text:name="__RefHeading___Toc832_4151865056"/>Tab width<text:bookmark-end text:name="__RefHeading___Toc832_4151865056"/></text:h>
      <text:p text:style-name="P20">Number of spaces to display tabs with. Default is four. </text:p>
      <text:h text:style-name="Heading_20_3" text:outline-level="3"><draw:frame draw:style-name="fr1" draw:name="Bild21" text:anchor-type="paragraph" svg:y="0.413cm" svg:width="10.239cm" svg:height="4.431cm" draw:z-index="14"><draw:image xlink:href="Pictures/100000010000025D00000106516A0EBDC3B0F8DB.png" xlink:type="simple" xlink:show="embed" xlink:actuate="onLoad" draw:mime-type="image/png"/></draw:frame><text:bookmark-start text:name="__RefHeading___Toc836_4151865056"/>Show Margin<text:bookmark-end text:name="__RefHeading___Toc836_4151865056"/></text:h>
      <text:p text:style-name="P24">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6"><draw:image xlink:href="Pictures/100000010000009F00000036132D01E310CBA38D.png" xlink:type="simple" xlink:show="embed" xlink:actuate="onLoad" draw:mime-type="image/png"/></draw:frame><text:bookmark-start text:name="__RefHeading___Toc838_4151865056"/>Margin Column<text:bookmark-end text:name="__RefHeading___Toc838_4151865056"/></text:h>
      <text:p text:style-name="P28">This edit box becomes visible when Show Margin is ticked.</text:p>
      <text:p text:style-name="P24"><text:span text:style-name="T13">Here you can adjust the</text:span> width from the left at which the dotted margin line should show.</text:p>
      <text:p text:style-name="P24"/>
      <text:p text:style-name="Horizontal_20_Line"/>
      <text:h text:style-name="Heading_20_2" text:outline-level="2"><draw:frame draw:style-name="fr1" draw:name="Bild20" text:anchor-type="paragraph" svg:y="0.651cm" svg:width="2.66cm" svg:height="2.559cm" draw:z-index="13"><draw:image xlink:href="Pictures/100000010000009D00000097376D4DF967F4D69D.png" xlink:type="simple" xlink:show="embed" xlink:actuate="onLoad" draw:mime-type="image/png"/></draw:frame><text:bookmark-start text:name="__RefHeading___Toc840_4151865056"/>Find <text:span text:style-name="T18">&amp; Replace </text:span>Panel<text:bookmark-end text:name="__RefHeading___Toc840_4151865056"/></text:h>
      <text:p text:style-name="P23">In the find panel you will find tools with text search and replace functionality.</text:p>
      <text:p text:style-name="P23"/>
      <text:p text:style-name="P23"/>
      <text:p text:style-name="P23"/>
      <text:p text:style-name="P23"/>
      <text:p text:style-name="P23"/>
      <text:p text:style-name="P22"/>
      <text:h text:style-name="Heading_20_3" text:outline-level="3"><text:bookmark-start text:name="__RefHeading___Toc842_4151865056"/><text:soft-page-break/>Find Edit Box<text:bookmark-end text:name="__RefHeading___Toc842_4151865056"/></text:h>
      <text:p text:style-name="P24">Here you can type in the string that you want to search.</text:p>
      <text:h text:style-name="Heading_20_3" text:outline-level="3"><text:bookmark-start text:name="__RefHeading___Toc844_4151865056"/>Find set selected<text:bookmark-end text:name="__RefHeading___Toc844_4151865056"/></text:h>
      <text:p text:style-name="P24">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24">Searches for the next matching string in the text.</text:p>
      <text:h text:style-name="P94" text:outline-level="3"><text:bookmark-start text:name="__RefHeading___Toc848_4151865056"/><text:span text:style-name="T11">Replace</text:span> Edit Box<text:bookmark-end text:name="__RefHeading___Toc848_4151865056"/></text:h>
      <text:p text:style-name="P24">Here you can type in the string that you want to replace in the text.</text:p>
      <text:h text:style-name="P94" text:outline-level="3"><text:bookmark-start text:name="__RefHeading___Toc850_4151865056"/><text:span text:style-name="T11">Replace</text:span> set selected<text:bookmark-end text:name="__RefHeading___Toc850_4151865056"/></text:h>
      <text:p text:style-name="P24">Copies the currently selected text into the Find edit box, searches for a matching string in the text, and replaces this match with the string in the Replace edit box.</text:p>
      <text:h text:style-name="P95" text:outline-level="3"><text:bookmark-start text:name="__RefHeading___Toc852_4151865056"/>Replace<text:bookmark-end text:name="__RefHeading___Toc852_4151865056"/></text:h>
      <text:p text:style-name="P24">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25">Searches for matching string<text:span text:style-name="T16">s</text:span> in the text. And replaces <text:span text:style-name="T16">them all by</text:span> the string in the Replace edit box.</text:p>
      <table:table table:name="Tabelle9" table:style-name="Tabelle9">
        <table:table-column table:style-name="Tabelle9.A"/>
        <table:table-row table:style-name="Tabelle9.1">
          <table:table-cell table:style-name="Tabelle9.A1" office:value-type="string">
            <text:p text:style-name="P61">Note</text:p>
          </table:table-cell>
        </table:table-row>
        <table:table-row table:style-name="TableLine2581962976880">
          <table:table-cell table:style-name="Tabelle9.A2" office:value-type="string">
            <text:p text:style-name="Text_20_body"><draw:frame draw:style-name="fr1" draw:name="Bild23" text:anchor-type="paragraph" svg:y="0.462cm" svg:width="2.79cm" svg:height="1.02cm" draw:z-index="15"><draw:image xlink:href="Pictures/100000000000009E0000003A0C14FEBBC1F7BCBD.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24"/>
      <text:h text:style-name="Heading_20_3" text:outline-level="3"><text:bookmark-start text:name="__RefHeading___Toc854_4151865056"/>Match case<text:bookmark-end text:name="__RefHeading___Toc854_4151865056"/></text:h>
      <text:p text:style-name="P24">When ticked then the search is Upper case sensitive.</text:p>
      <text:h text:style-name="Heading_20_3" text:outline-level="3"><text:bookmark-start text:name="__RefHeading___Toc856_4151865056"/>Wrap<text:bookmark-end text:name="__RefHeading___Toc856_4151865056"/></text:h>
      <text:p text:style-name="P24">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24">Search in all opened Text files, not just the currently active one.</text:p>
      <text:p text:style-name="P24"/>
      <table:table table:name="Tabelle8" table:style-name="Tabelle8">
        <table:table-column table:style-name="Tabelle8.A"/>
        <text:soft-page-break/>
        <table:table-row table:style-name="TableLine2581962970896">
          <table:table-cell table:style-name="Tabelle8.A1" office:value-type="string">
            <text:h text:style-name="P80" text:outline-level="1"><text:bookmark-start text:name="__RefHeading___Toc1071_1818693667"/>Footer<text:bookmark-end text:name="__RefHeading___Toc1071_1818693667"/></text:h>
          </table:table-cell>
        </table:table-row>
      </table:table>
      <text:p text:style-name="P26"/>
      <text:h text:style-name="P85" text:outline-level="2"><draw:frame draw:style-name="fr1" draw:name="Bild9" text:anchor-type="paragraph" svg:y="0.46cm" svg:width="8.35cm" svg:height="0.46cm" draw:z-index="23"><draw:image xlink:href="Pictures/10000001000001ED0000001B602487AE53F5D175.png" xlink:type="simple" xlink:show="embed" xlink:actuate="onLoad" draw:mime-type="image/png"/></draw:frame><text:bookmark-start text:name="__RefHeading___Toc1073_1818693667"/>Info String<text:bookmark-end text:name="__RefHeading___Toc1073_1818693667"/></text:h>
      <text:p text:style-name="P21"><text:span text:style-name="T13">This string s</text:span>hows infos about the current text file. </text:p>
      <text:p text:style-name="P21">When it's an internal created file then it displays the String File: <text:s/>Internal. </text:p>
      <text:p text:style-name="P21">When it's an external loaded file, then the string displays the <text:span text:style-name="T13">full </text:span>path to the location of the file.</text:p>
      <text:p text:style-name="P21"/>
      <table:table table:name="Tabelle11" table:style-name="Tabelle11">
        <table:table-column table:style-name="Tabelle11.A"/>
        <table:table-row table:style-name="TableLine2581962983408">
          <table:table-cell table:style-name="Tabelle11.A1" office:value-type="string">
            <text:h text:style-name="P81" text:outline-level="1"><text:bookmark-start text:name="__RefHeading___Toc2923_4094895016"/>C<text:span text:style-name="T15">ontext menu</text:span><text:bookmark-end text:name="__RefHeading___Toc2923_4094895016"/></text:h>
          </table:table-cell>
        </table:table-row>
      </table:table>
      <text:p text:style-name="P30"/>
      <text:p text:style-name="Text_20_body"><draw:frame draw:style-name="fr1" draw:name="Bild32" text:anchor-type="paragraph" svg:y="0.651cm" svg:width="4.369cm" svg:height="3.881cm" draw:z-index="25"><draw:image xlink:href="Pictures/1000000100000102000000E5D773652795C9CB82.png" xlink:type="simple" xlink:show="embed" xlink:actuate="onLoad" draw:mime-type="image/png"/></draw:frame>When you right click into the text editor then a popup menu opens up. It is to 100% made of double menu entries. </text:p>
      <text:h text:style-name="P88" text:outline-level="2"><text:bookmark-start text:name="__RefHeading___Toc3049_3221042823"/>Cut<text:bookmark-end text:name="__RefHeading___Toc3049_3221042823"/></text:h>
      <text:p text:style-name="P16">Cuts the selected text.</text:p>
      <text:h text:style-name="P88" text:outline-level="2"><text:bookmark-start text:name="__RefHeading___Toc12135_18429092221"/>Copy<text:bookmark-end text:name="__RefHeading___Toc12135_18429092221"/></text:h>
      <text:p text:style-name="P16">Copies the selected text.</text:p>
      <text:h text:style-name="P88" text:outline-level="2"><text:bookmark-start text:name="__RefHeading___Toc12137_18429092221"/>Paste<text:bookmark-end text:name="__RefHeading___Toc12137_18429092221"/></text:h>
      <text:p text:style-name="P16">Pastes copied text at Text cursor. position.</text:p>
      <text:h text:style-name="P88" text:outline-level="2"><text:bookmark-start text:name="__RefHeading___Toc12141_18429092221"/>Move Line up<text:bookmark-end text:name="__RefHeading___Toc12141_18429092221"/></text:h>
      <text:p text:style-name="P16">Moves the line where the Text cursor. is one line up.</text:p>
      <text:h text:style-name="P88" text:outline-level="2"><text:bookmark-start text:name="__RefHeading___Toc12143_18429092221"/>Move Line down<text:bookmark-end text:name="__RefHeading___Toc12143_18429092221"/></text:h>
      <text:p text:style-name="P16">Moves the line where the Text cursor. is one line down.</text:p>
      <text:h text:style-name="P88" text:outline-level="2"><text:bookmark-start text:name="__RefHeading___Toc3051_3221042823"/>Indent<text:bookmark-end text:name="__RefHeading___Toc3051_3221042823"/></text:h>
      <text:p text:style-name="P29">Indents the text. Python requires proper indentation.</text:p>
      <text:h text:style-name="P88" text:outline-level="2"><text:bookmark-start text:name="__RefHeading___Toc1079_18186936671"/>Unindent<text:bookmark-end text:name="__RefHeading___Toc1079_18186936671"/></text:h>
      <text:p text:style-name="P29">Unindents the text.</text:p>
      <text:h text:style-name="P88" text:outline-level="2"><text:bookmark-start text:name="__RefHeading___Toc3053_3221042823"/>Toggle comments<text:bookmark-end text:name="__RefHeading___Toc3053_3221042823"/></text:h>
      <text:p text:style-name="P47">Toggles the comments.</text:p>
      <text:h text:style-name="P88" text:outline-level="2"><text:bookmark-start text:name="__RefHeading___Toc3055_3221042823"/><text:soft-page-break/>Text Auto Complete<text:bookmark-end text:name="__RefHeading___Toc3055_3221042823"/></text:h>
      <text:p text:style-name="P16">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55eff"/>
    </style:style>
    <style:style style:name="MT2"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1</text:span> Editors - Text Editor</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48M15S</meta:editing-duration>
    <meta:editing-cycles>58</meta:editing-cycles>
    <meta:generator>LibreOffice/7.2.7.2$Windows_X86_64 LibreOffice_project/8d71d29d553c0f7dcbfa38fbfda25ee34cce99a2</meta:generator>
    <dc:date>2023-05-11T18:01:12.603000000</dc:date>
    <meta:document-statistic meta:table-count="13" meta:image-count="37" meta:object-count="0" meta:page-count="15" meta:paragraph-count="323" meta:word-count="2296" meta:character-count="12326" meta:non-whitespace-character-count="10337"/>
    <meta:template xlink:type="simple" xlink:actuate="onRequest" xlink:title="standard1cm" xlink:href="../../../../AppData/Roaming/LibreOffice/4/user/template/standard1cm.ott" meta:date="2016-03-29T10:15:31.334000000"/>
  </office:meta>
</office:document-meta>
</file>